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DFBE81A4.gif" manifest:media-type=""/>
  <manifest:file-entry manifest:full-path="Pictures/100002000000000A0000000A2DB17B76.gif" manifest:media-type=""/>
  <manifest:file-entry manifest:full-path="Pictures/100002000000000C0000000CDA3C0BB5.gif" manifest:media-type=""/>
  <manifest:file-entry manifest:full-path="Pictures/100002000000000C0000000C424A8468.gif" manifest:media-type=""/>
  <manifest:file-entry manifest:full-path="Pictures/100000000000032000000258931F83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_20_concave" draw:marker-end-width="0.3cm" draw:fill="none" draw:textarea-vertical-align="middl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3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2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3.3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2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9.1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7.7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4.1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3.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5cm" draw:shadow="hidden"/>
    </style:style>
    <style:style style:name="gr3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3.1cm"/>
    </style:style>
    <style:style style:name="gr3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0cm" fo:min-width="23.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9cm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95cm" fo:min-width="17.082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21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277cm" fo:min-width="21.7cm" draw:shadow="hidden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22.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.299cm" draw:shadow="hidden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6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0" style:family="graphic" style:parent-style-name="standard">
      <style:graphic-properties draw:fill="none" draw:textarea-vertical-align="middle" draw:auto-grow-height="false" fo:min-height="0.749cm" fo:min-width="0.499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22.428cm"/>
    </style:style>
    <style:style style:name="gr63" style:family="graphic">
      <style:graphic-properties draw:fill-color="#ffcc99" draw:textarea-horizontal-align="justify" draw:textarea-vertical-align="middle" draw:auto-grow-height="false"/>
    </style:style>
    <style:style style:name="gr6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0cm" fo:min-width="23.299cm" draw:shadow="hidden"/>
    </style:style>
    <style:style style:name="pr1" style:family="presentation" style:parent-style-name="lyt-paper-subtitle">
      <style:graphic-properties draw:fill-color="#ffffff" fo:min-height="3.9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title">
      <style:graphic-properties draw:auto-grow-height="true" fo:min-height="1.482cm"/>
    </style:style>
    <style:style style:name="P1" style:family="paragraph">
      <style:text-properties style:font-name="Liberation Serif" fo:font-size="44pt" style:font-size-asian="44pt" style:font-size-complex="44pt"/>
    </style:style>
    <style:style style:name="P2" style:family="paragraph">
      <style:text-properties style:font-name="Liberation Serif" fo:font-size="26pt" style:font-size-asian="26pt" style:font-size-complex="26pt"/>
    </style:style>
    <style:style style:name="P3" style:family="paragraph">
      <style:text-properties fo:font-size="28.1000003814697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color="#008000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text-properties style:font-name="Liberation Sans1" fo:font-size="18pt" style:font-size-asian="18pt" style:font-size-complex="18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6pt" style:font-size-asian="18pt" style:font-weight-asian="normal" style:font-size-complex="18pt"/>
    </style:style>
    <style:style style:name="P15" style:family="paragraph">
      <style:text-properties style:use-window-font-color="true"/>
    </style:style>
    <style:style style:name="P16" style:family="paragraph">
      <style:text-properties fo:font-size="18pt"/>
    </style:style>
    <style:style style:name="T1" style:family="text">
      <style:text-properties style:font-name="Liberation Serif" fo:font-size="44pt" style:font-size-asian="44pt" style:font-size-complex="44pt"/>
    </style:style>
    <style:style style:name="T2" style:family="text">
      <style:text-properties style:font-name="Liberation Serif" fo:font-size="26pt" style:font-size-asian="26pt" style:font-size-complex="26pt"/>
    </style:style>
    <style:style style:name="T3" style:family="text">
      <style:text-properties fo:color="#c0c0c0" style:font-name="Liberation Serif" fo:font-size="26pt" style:font-size-asian="26pt" style:font-size-complex="26pt"/>
    </style:style>
    <style:style style:name="T4" style:family="text">
      <style:text-properties style:use-window-font-color="true" style:font-name="Liberation Serif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00"/>
    </style:style>
    <style:style style:name="T8" style:family="text">
      <style:text-properties fo:color="#000000"/>
    </style:style>
    <style:style style:name="T9" style:family="text">
      <style:text-properties style:use-window-font-color="tru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Sans2" fo:font-size="18pt" fo:language="en" fo:country="US" style:language-asian="en" style:country-asian="US" style:font-name-complex="Liberation Sans2" style:font-size-complex="18pt"/>
    </style:style>
    <style:style style:name="T12" style:family="text">
      <style:text-properties fo:color="#ff00ff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ans1" fo:font-size="18pt" fo:language="en" fo:country="US" style:font-size-asian="18pt" style:language-asian="en" style:country-asian="US" style:font-name-complex="Liberation Sans2" style:font-size-complex="18pt"/>
    </style:style>
    <style:style style:name="T15" style:family="text">
      <style:text-properties fo:color="#ffffff"/>
    </style:style>
    <style:style style:name="T16" style:family="text">
      <style:text-properties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7" style:family="text">
      <style:text-properties fo:color="#ff950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8" style:family="text">
      <style:text-properties fo:color="#008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19" style:family="text">
      <style:text-properties fo:color="#4c19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0" style:family="text">
      <style:text-properties fo:color="#ff000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1" style:family="text">
      <style:text-properties fo:color="#ff8080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2" style:family="text">
      <style:text-properties fo:color="#0000ff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3" style:family="text">
      <style:text-properties style:use-window-font-color="true" style:font-name="Liberation Sans2" fo:font-size="18pt" fo:language="en" fo:country="US" style:language-asian="en" style:country-asian="US" style:font-name-complex="Liberation Sans2" style:font-size-complex="10.199999809265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999999"/>
    </style:style>
    <style:style style:name="T29" style:family="text">
      <style:text-properties style:use-window-font-color="true" fo:font-size="16pt" style:font-size-asian="18pt" style:font-weight-asian="normal" style:font-size-complex="18pt"/>
    </style:style>
    <style:style style:name="T30" style:family="text">
      <style:text-properties fo:font-size="16pt" style:font-size-asian="18pt" style:font-weight-asian="normal" style:font-size-complex="18pt"/>
    </style:style>
    <style:style style:name="T31" style:family="text">
      <style:text-properties fo:color="#999999" fo:font-size="16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2000000000C0000000CDA3C0BB5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DFBE81A4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2DB17B76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text-style-name="P1" draw:layer="layout" svg:width="23.5cm" svg:height="3.9cm" svg:x="2.2cm" svg:y="1.8cm" presentation:class="subtitle" presentation:user-transformed="true">
          <draw:text-box>
            <text:p><text:span text:style-name="T1">Сортировки</text:span></text:p>
          </draw:text-box>
        </draw:frame>
        <draw:frame draw:style-name="gr1" draw:text-style-name="P2" draw:layer="layout" svg:width="15.605cm" svg:height="4.315cm" svg:x="6.2cm" svg:y="9.2cm">
          <draw:text-box>
            <text:list text:style-name="L2">
              <text:list-item>
                <text:p><text:span text:style-name="T2">поразрядная сортировка (radix sort)</text:span></text:p>
              </text:list-item>
              <text:list-item>
                <text:p><text:span text:style-name="T3">пузырьковая сортировка (bubble sort)</text:span></text:p>
              </text:list-item>
              <text:list-item>
                <text:p><text:span text:style-name="T3">сортировка кучей (heap sort)</text:span></text:p>
              </text:list-item>
              <text:list-item>
                <text:p><text:span text:style-name="T4">сортировка слиянием (merge sor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3" draw:text-style-name="P4" draw:layer="layout" svg:width="17.502cm" svg:height="1.038cm" svg:x="1.9cm" svg:y="2.5cm">
          <draw:text-box>
            <text:list text:style-name="L2">
              <text:list-item>
                <text:p><text:span text:style-name="T5">Другие названия: цифровая сортировка, radix sort</text:span></text:p>
              </text:list-item>
            </text:list>
          </draw:text-box>
        </draw:frame>
        <draw:frame draw:style-name="gr4" draw:text-style-name="P4" draw:layer="layout" svg:width="17.273cm" svg:height="1.038cm" svg:x="1.901cm" svg:y="8.2cm">
          <draw:text-box>
            <text:list text:style-name="L2">
              <text:list-item>
                <text:p xml:id="id1" text:id="id1"><text:span text:style-name="T5">Класс: сортировки без сравнения, distribution sort</text:span></text:p>
              </text:list-item>
            </text:list>
          </draw:text-box>
        </draw:frame>
        <draw:frame draw:style-name="gr5" draw:layer="layout" svg:width="10.398cm" svg:height="3.095cm" svg:x="5cm" svg:y="4.2cm">
          <draw:text-box>
            <text:list text:style-name="L3">
              <text:list-item>
                <text:p>чисел</text:p>
              </text:list-item>
              <text:list-item>
                <text:p>строк</text:p>
              </text:list-item>
              <text:list-item>
                <text:p>дат</text:p>
              </text:list-item>
              <text:list-item>
                <text:p>структур с несколькими полями</text:p>
              </text:list-item>
            </text:list>
          </draw:text-box>
        </draw:frame>
        <draw:g>
          <draw:g>
            <draw:custom-shape draw:style-name="gr6" draw:text-style-name="P6" draw:layer="layout" svg:width="1cm" svg:height="1.2cm" svg:x="16.6cm" svg:y="3.8cm">
              <text:p text:style-name="P5"><text:span text:style-name="T5">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7.899cm" svg:y="3.799cm">
              <text:p text:style-name="P5"><text:span text:style-name="T5">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19.198cm" svg:y="3.798cm">
              <text:p text:style-name="P5"><text:span text:style-name="T5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cm" svg:height="1.2cm" svg:x="20.497cm" svg:y="3.797cm">
              <text:p text:style-name="P5"><text:span text:style-name="T5">4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4cm" svg:height="0.806cm" svg:x="20.6cm" svg:y="5.2cm">
            <draw:text-box>
              <text:p><text:span text:style-name="T6">разряд единиц</text:span></text:p>
            </draw:text-box>
          </draw:frame>
          <draw:frame draw:style-name="gr7" draw:text-style-name="P7" draw:layer="layout" svg:width="5cm" svg:height="0.806cm" svg:x="19.3cm" svg:y="5.9cm">
            <draw:text-box>
              <text:p><text:span text:style-name="T6">разряд десятков</text:span></text:p>
            </draw:text-box>
          </draw:frame>
          <draw:frame draw:style-name="gr7" draw:text-style-name="P7" draw:layer="layout" svg:width="4cm" svg:height="0.806cm" svg:x="18cm" svg:y="6.5cm">
            <draw:text-box>
              <text:p><text:span text:style-name="T6">разряд сотен</text:span></text:p>
            </draw:text-box>
          </draw:frame>
          <draw:frame draw:style-name="gr7" draw:text-style-name="P7" draw:layer="layout" svg:width="4cm" svg:height="0.806cm" svg:x="16.7cm" svg:y="7.1cm">
            <draw:text-box>
              <text:p><text:span text:style-name="T6">разряд тысяч</text:span></text:p>
            </draw:text-box>
          </draw:frame>
          <draw:line draw:style-name="gr8" draw:text-style-name="P5" draw:layer="layout" svg:x1="19.7cm" svg:y1="5.9cm" svg:x2="19.7cm" svg:y2="5.098cm">
            <text:p/>
          </draw:line>
          <draw:line draw:style-name="gr8" draw:text-style-name="P5" draw:layer="layout" svg:x1="18.45cm" svg:y1="6.5cm" svg:x2="18.45cm" svg:y2="5.098cm">
            <text:p/>
          </draw:line>
          <draw:line draw:style-name="gr8" draw:text-style-name="P5" draw:layer="layout" svg:x1="17.1cm" svg:y1="6.998cm" svg:x2="17.1cm" svg:y2="5.098cm">
            <text:p/>
          </draw:line>
        </draw:g>
        <draw:g xml:id="id2" draw:id="id2">
          <draw:frame draw:style-name="gr9" draw:text-style-name="P4" draw:layer="layout" svg:width="22.898cm" svg:height="3.399cm" svg:x="1.902cm" svg:y="9.5cm">
            <draw:text-box>
              <text:list text:style-name="L2">
                <text:list-item>
                  <text:p><text:span text:style-name="T5">Основная идея: последовательное (многократное) раскидывание сортируемых элементов по кучкам (buckets) на основании равенства определенного поля этих элементов и последующее объединение кучек в определенном порядке.</text:span></text:p>
                </text:list-item>
              </text:list>
            </draw:text-box>
          </draw:frame>
          <draw:frame draw:style-name="gr10" draw:layer="layout" svg:width="21.2cm" svg:height="2.384cm" svg:x="3.4cm" svg:y="13.2cm">
            <draw:text-box>
              <text:p>После того, как эта процедура будет повторена последовательно для всех полей (напр., разрядов числа), получившаяся кучка будет содержать отсортированную последовательность элементов.</text:p>
            </draw:text-box>
          </draw:frame>
          <draw:g>
            <draw:custom-shape draw:style-name="gr6" draw:text-style-name="P5" draw:layer="layout" svg:width="1.6cm" svg:height="0.8cm" svg:x="6.8cm" svg:y="16.1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9cm" svg:y="16.0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8cm" svg:y="16.098cm">
              <text:p text:style-name="P5">2014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4cm" svg:y="16cm">
              <draw:text-box>
                <text:p>-</text:p>
              </draw:text-box>
            </draw:frame>
            <draw:frame draw:style-name="gr7" draw:layer="layout" svg:width="0.4cm" svg:height="0.962cm" svg:x="12cm" svg:y="16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9cm" svg:y="17.3cm">
              <text:p text:style-name="P5">14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8cm" svg:y="17.299cm">
              <text:p text:style-name="P5">январ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7cm" svg:y="17.2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9cm" svg:y="17.2cm">
              <draw:text-box>
                <text:p>-</text:p>
              </draw:text-box>
            </draw:frame>
            <draw:frame draw:style-name="gr7" draw:layer="layout" svg:width="0.4cm" svg:height="0.962cm" svg:x="11.999cm" svg:y="17.2cm">
              <draw:text-box>
                <text:p>-</text:p>
              </draw:text-box>
            </draw:frame>
          </draw:g>
          <draw:g>
            <draw:custom-shape draw:style-name="gr6" draw:text-style-name="P5" draw:layer="layout" svg:width="1.6cm" svg:height="0.8cm" svg:x="6.798cm" svg:y="18.4cm">
              <text:p text:style-name="P5">03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3.101cm" svg:height="0.8cm" svg:x="8.897cm" svg:y="18.399cm">
              <text:p text:style-name="P5">апреля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2.302cm" svg:height="0.8cm" svg:x="12.496cm" svg:y="18.398cm">
              <text:p text:style-name="P5">2013</text:p>
              <draw:enhanced-geometry svg:viewBox="0 0 21600 21600" draw:type="rectangle" draw:enhanced-path="M 0 0 L 21600 0 21600 21600 0 21600 0 0 Z N"/>
            </draw:custom-shape>
            <draw:frame draw:style-name="gr7" draw:layer="layout" svg:width="0.4cm" svg:height="0.962cm" svg:x="8.398cm" svg:y="18.3cm">
              <draw:text-box>
                <text:p>-</text:p>
              </draw:text-box>
            </draw:frame>
            <draw:frame draw:style-name="gr7" draw:layer="layout" svg:width="0.4cm" svg:height="0.962cm" svg:x="11.998cm" svg:y="18.3cm">
              <draw:text-box>
                <text:p>-</text:p>
              </draw:text-box>
            </draw:frame>
          </draw:g>
        </draw:g>
        <draw:g xml:id="id3" draw:id="id3">
          <draw:frame draw:style-name="gr11" draw:text-style-name="P7" draw:layer="layout" svg:width="4.765cm" svg:height="0.806cm" svg:x="16.6cm" svg:y="16.2cm">
            <draw:text-box>
              <text:p><text:span text:style-name="T6">порядок действий:</text:span></text:p>
            </draw:text-box>
          </draw:frame>
          <draw:frame draw:style-name="gr12" draw:text-style-name="P7" draw:layer="layout" svg:width="7.283cm" svg:height="1.916cm" svg:x="17.3cm" svg:y="17cm">
            <draw:text-box>
              <text:list text:style-name="L5">
                <text:list-item>
                  <text:p><text:span text:style-name="T6">отсортировать по годам</text:span></text:p>
                </text:list-item>
                <text:list-item>
                  <text:p><text:span text:style-name="T6">отсортировать по месяцам</text:span></text:p>
                </text:list-item>
                <text:list-item>
                  <text:p><text:span text:style-name="T6">отсортировать по числам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15.986cm" svg:height="0.962cm" svg:x="1.8cm" svg:y="2.1cm">
          <draw:text-box>
            <text:list text:style-name="L2">
              <text:list-item>
                <text:p>Сортировка массива чисел: [ 12, <text:s/>11, 0, 92, 3, 133 ]</text:p>
              </text:list-item>
            </text:list>
          </draw:text-box>
        </draw:frame>
        <draw:frame draw:style-name="gr11" draw:layer="layout" svg:width="13.503cm" svg:height="0.962cm" svg:x="3.6cm" svg:y="3.362cm">
          <draw:text-box>
            <text:p>Самое длинное число 133 имеет 3 разряда </text:p>
          </draw:text-box>
        </draw:frame>
        <draw:g xml:id="id5" draw:id="id5">
          <draw:custom-shape draw:style-name="gr13" draw:text-style-name="P5" draw:layer="layout" svg:width="1.6cm" svg:height="2.6cm" svg:x="2.4cm" svg:y="8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8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8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8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8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8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8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8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8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8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1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1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1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1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1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1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1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1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1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1.3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4" draw:id="id4">
          <draw:frame draw:style-name="gr11" draw:layer="layout" svg:width="23.437cm" svg:height="0.962cm" svg:x="1.9cm" svg:y="6.4cm">
            <draw:text-box>
              <text:list text:style-name="L2">
                <text:list-item>
                  <text:p>Шаг 1а: разложить числа по корзинам по младшему разряду (по единицам)</text:p>
                </text:list-item>
              </text:list>
            </draw:text-box>
          </draw:frame>
          <draw:frame draw:style-name="gr11" draw:layer="layout" svg:width="7.565cm" svg:height="0.962cm" svg:x="4.9cm" svg:y="7.6cm">
            <draw:text-box>
              <text:p>[ 1<text:span text:style-name="T7">2</text:span>, <text:s/>1<text:span text:style-name="T7">1</text:span>, <text:s/><text:span text:style-name="T7">0</text:span>, <text:s/>9<text:span text:style-name="T7">2</text:span>, <text:s/><text:span text:style-name="T7">3</text:span>, 13<text:span text:style-name="T7">3</text:span> ]</text:p>
            </draw:text-box>
          </draw:frame>
        </draw:g>
        <draw:frame draw:style-name="gr11" draw:layer="layout" svg:width="1.204cm" svg:height="0.962cm" svg:x="7.4cm" svg:y="10.4cm">
          <draw:text-box>
            <text:p xml:id="id6" text:id="id6">1<text:span text:style-name="T7">2</text:span></text:p>
          </draw:text-box>
        </draw:frame>
        <draw:frame draw:style-name="gr11" draw:layer="layout" svg:width="1.204cm" svg:height="0.962cm" svg:x="5.1cm" svg:y="10.4cm">
          <draw:text-box>
            <text:p xml:id="id7" text:id="id7">1<text:span text:style-name="T7">1</text:span></text:p>
          </draw:text-box>
        </draw:frame>
        <draw:frame draw:style-name="gr11" draw:text-style-name="P8" draw:layer="layout" svg:width="0.853cm" svg:height="0.962cm" svg:x="2.8cm" svg:y="10.4cm">
          <draw:text-box>
            <text:p xml:id="id8" text:id="id8"><text:span text:style-name="T7">0</text:span></text:p>
          </draw:text-box>
        </draw:frame>
        <draw:frame draw:style-name="gr7" draw:layer="layout" svg:width="1.6cm" svg:height="0.962cm" svg:x="7.5cm" svg:y="9.7cm">
          <draw:text-box>
            <text:p xml:id="id9" text:id="id9">9<text:span text:style-name="T7">2</text:span></text:p>
          </draw:text-box>
        </draw:frame>
        <draw:frame draw:style-name="gr7" draw:text-style-name="P8" draw:layer="layout" svg:width="1.4cm" svg:height="0.962cm" svg:x="10.1cm" svg:y="10.4cm">
          <draw:text-box>
            <text:p xml:id="id10" text:id="id10"><text:span text:style-name="T7">3</text:span></text:p>
          </draw:text-box>
        </draw:frame>
        <draw:frame draw:style-name="gr7" draw:layer="layout" svg:width="2cm" svg:height="0.962cm" svg:x="9.5cm" svg:y="9.7cm">
          <draw:text-box>
            <text:p xml:id="id11" text:id="id11">13<text:span text:style-name="T7">3</text:span></text:p>
          </draw:text-box>
        </draw:frame>
        <draw:g xml:id="id12" draw:id="id12">
          <draw:frame draw:style-name="gr15" draw:layer="layout" svg:width="23.899cm" svg:height="1.673cm" svg:x="1.901cm" svg:y="13.9cm">
            <draw:text-box>
              <text:list text:style-name="L2">
                <text:list-item>
                  <text:p>Шаг 1б: обойти корзины и собрать из них числа, сохраняя порядок чисел в корзине (в каком порядке числа попали в корзину, в таком они и достаются) </text:p>
                </text:list-item>
              </text:list>
            </draw:text-box>
          </draw:frame>
          <draw:frame draw:style-name="gr11" draw:layer="layout" svg:width="8.276cm" svg:height="0.962cm" svg:x="4.901cm" svg:y="16.2cm">
            <draw:text-box>
              <text:p>[ <text:span text:style-name="T7">0</text:span>, <text:s text:c="3"/>1<text:span text:style-name="T7">1</text:span>, <text:s text:c="3"/>1<text:span text:style-name="T7">2</text:span>, 9<text:span text:style-name="T7">2</text:span>, <text:s text:c="2"/><text:span text:style-name="T7">3</text:span>, 13<text:span text:style-name="T7">3</text:span> ]</text:p>
            </draw:text-box>
          </draw:frame>
        </draw:g>
        <draw:frame draw:style-name="gr11" draw:layer="layout" svg:width="18.108cm" svg:height="0.962cm" svg:x="4.8cm" svg:y="4.5cm">
          <draw:text-box>
            <text:p>Значит описанную процедуру необходимо повторить 3 раз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1:</text:p>
              </text:list-item>
            </text:list>
          </draw:text-box>
        </draw:frame>
        <draw:g xml:id="id14" draw:id="id1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13" draw:id="id13">
          <draw:frame draw:style-name="gr11" draw:layer="layout" svg:width="22.54cm" svg:height="0.962cm" svg:x="1.9cm" svg:y="4.6cm">
            <draw:text-box>
              <text:list text:style-name="L2">
                <text:list-item>
                  <text:p>Шаг 2а: разложить числа по корзинам по второму разряду (по десяткам)</text:p>
                </text:list-item>
              </text:list>
            </draw:text-box>
          </draw:frame>
          <draw:frame draw:style-name="gr11" draw:layer="layout" svg:width="8.447cm" svg:height="0.962cm" svg:x="4.9cm" svg:y="5.8cm">
            <draw:text-box>
              <text:p>[ <text:span text:style-name="T7">0</text:span><text:span text:style-name="T8">0, <text:s/></text:span><text:span text:style-name="T7">1</text:span><text:span text:style-name="T8">1, <text:s/></text:span><text:span text:style-name="T7">1</text:span><text:span text:style-name="T8">2, <text:s/></text:span><text:span text:style-name="T7">9</text:span><text:span text:style-name="T8">2, <text:s/></text:span><text:span text:style-name="T7">0</text:span><text:span text:style-name="T8">3, <text:s/>1</text:span><text:span text:style-name="T7">3</text:span><text:span text:style-name="T8">3</text:span> ]</text:p>
            </draw:text-box>
          </draw:frame>
        </draw:g>
        <draw:frame draw:style-name="gr16" draw:layer="layout" svg:width="23.899cm" svg:height="1.673cm" svg:x="1.901cm" svg:y="11.2cm">
          <draw:text-box>
            <text:list text:style-name="L2">
              <text:list-item>
                <text:p xml:id="id21" text:id="id21">Шаг 2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9.513cm" svg:height="0.962cm" svg:x="4.901cm" svg:y="13.5cm">
          <draw:text-box>
            <text:p xml:id="id22" text:id="id22">[ <text:span text:style-name="T7">0</text:span><text:span text:style-name="T8">0, </text:span><text:span text:style-name="T7">0</text:span><text:span text:style-name="T8">3, <text:s text:c="2"/></text:span><text:span text:style-name="T7">1</text:span><text:span text:style-name="T8">1, </text:span><text:span text:style-name="T7">1</text:span><text:span text:style-name="T8">2, <text:s text:c="3"/>1</text:span><text:span text:style-name="T7">3</text:span><text:span text:style-name="T8">3, <text:s text:c="5"/></text:span><text:span text:style-name="T7">9</text:span><text:span text:style-name="T8">2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8">0, 11, 12, 92, 3, 133</text:span> ]</text:p>
          </draw:text-box>
        </draw:frame>
        <draw:frame draw:style-name="gr7" draw:layer="layout" svg:width="1.4cm" svg:height="0.962cm" svg:x="2.6cm" svg:y="8.7cm">
          <draw:text-box>
            <text:p xml:id="id15" text:id="id15"><text:span text:style-name="T7">0</text:span><text:span text:style-name="T8">0</text:span></text:p>
          </draw:text-box>
        </draw:frame>
        <draw:frame draw:style-name="gr7" draw:layer="layout" svg:width="1.4cm" svg:height="0.962cm" svg:x="4.999cm" svg:y="8.7cm">
          <draw:text-box>
            <text:p xml:id="id16" text:id="id16"><text:span text:style-name="T7">1</text:span><text:span text:style-name="T8">1</text:span></text:p>
          </draw:text-box>
        </draw:frame>
        <draw:frame draw:style-name="gr7" draw:layer="layout" svg:width="1.4cm" svg:height="0.962cm" svg:x="5cm" svg:y="7.938cm">
          <draw:text-box>
            <text:p xml:id="id17" text:id="id17"><text:span text:style-name="T7">1</text:span><text:span text:style-name="T8">2</text:span></text:p>
          </draw:text-box>
        </draw:frame>
        <draw:frame draw:style-name="gr17" draw:layer="layout" svg:width="1.204cm" svg:height="5.162cm" svg:x="24.187cm" svg:y="8.7cm">
          <draw:text-box>
            <text:p xml:id="id18" text:id="id18"><text:span text:style-name="T7">9</text:span><text:span text:style-name="T8">2</text:span></text:p>
          </draw:text-box>
        </draw:frame>
        <draw:frame draw:style-name="gr11" draw:layer="layout" svg:width="1.204cm" svg:height="0.962cm" svg:x="2.596cm" svg:y="8.038cm">
          <draw:text-box>
            <text:p xml:id="id19" text:id="id19"><text:span text:style-name="T7">0</text:span><text:span text:style-name="T8">3</text:span></text:p>
          </draw:text-box>
        </draw:frame>
        <draw:frame draw:style-name="gr7" draw:layer="layout" svg:width="1.6cm" svg:height="0.962cm" svg:x="9.697cm" svg:y="8.538cm">
          <draw:text-box>
            <text:p xml:id="id20" text:id="id20"><text:span text:style-name="T8">1</text:span><text:span text:style-name="T7">3</text:span><text:span text:style-name="T8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5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разрядная сортировка</text:p>
          </draw:text-box>
        </draw:frame>
        <draw:frame draw:style-name="gr11" draw:layer="layout" svg:width="7.604cm" svg:height="0.962cm" svg:x="1.8cm" svg:y="2.1cm">
          <draw:text-box>
            <text:list text:style-name="L2">
              <text:list-item>
                <text:p>Массив после Шага 2:</text:p>
              </text:list-item>
            </text:list>
          </draw:text-box>
        </draw:frame>
        <draw:g xml:id="id24" draw:id="id24">
          <draw:custom-shape draw:style-name="gr13" draw:text-style-name="P5" draw:layer="layout" svg:width="1.6cm" svg:height="2.6cm" svg:x="2.4cm" svg:y="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6.9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6.9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6.9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6.9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6.9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6.9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6.9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6.9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6.9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9.6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9.5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9.5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9.5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9.5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9.5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9.5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9.5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9.5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9.591cm">
            <text:p text:style-name="P5">9</text:p>
            <draw:enhanced-geometry svg:viewBox="0 0 21600 21600" draw:type="rectangle" draw:enhanced-path="M 0 0 L 21600 0 21600 21600 0 21600 0 0 Z N"/>
          </draw:custom-shape>
        </draw:g>
        <draw:g xml:id="id23" draw:id="id23">
          <draw:frame draw:style-name="gr11" draw:layer="layout" svg:width="22.15cm" svg:height="0.962cm" svg:x="1.9cm" svg:y="4.6cm">
            <draw:text-box>
              <text:list text:style-name="L2">
                <text:list-item>
                  <text:p>Шаг 3а: разложить числа по корзинам по третьему разряду (по сотням)</text:p>
                </text:list-item>
              </text:list>
            </draw:text-box>
          </draw:frame>
          <draw:frame draw:style-name="gr11" draw:layer="layout" svg:width="10.204cm" svg:height="0.962cm" svg:x="4.9cm" svg:y="5.8cm">
            <draw:text-box>
              <text:p>[ <text:span text:style-name="T7">0</text:span><text:span text:style-name="T8">00,</text:span><text:span text:style-name="T7"> <text:s/>0</text:span><text:span text:style-name="T8">03, <text:s/></text:span><text:span text:style-name="T7">0</text:span><text:span text:style-name="T8">11, <text:s/></text:span><text:span text:style-name="T7">0</text:span><text:span text:style-name="T9">1</text:span><text:span text:style-name="T8">2, <text:s/></text:span><text:span text:style-name="T7">1</text:span><text:span text:style-name="T8">33 <text:s text:c="2"/></text:span><text:span text:style-name="T7">0</text:span><text:span text:style-name="T8">92</text:span> ]</text:p>
            </draw:text-box>
          </draw:frame>
        </draw:g>
        <draw:frame draw:style-name="gr18" draw:layer="layout" svg:width="23.899cm" svg:height="1.673cm" svg:x="1.901cm" svg:y="11.2cm">
          <draw:text-box>
            <text:list text:style-name="L2">
              <text:list-item>
                <text:p xml:id="id31" text:id="id31">Шаг 3б: обойти корзины и собрать из них числа, сохраняя порядок чисел в корзине (в каком порядке числа попали в корзину, в таком они и достаются) </text:p>
              </text:list-item>
            </text:list>
          </draw:text-box>
        </draw:frame>
        <draw:frame draw:style-name="gr11" draw:layer="layout" svg:width="10.735cm" svg:height="0.962cm" svg:x="4.901cm" svg:y="13.5cm">
          <draw:text-box>
            <text:p xml:id="id32" text:id="id32">[ <text:span text:style-name="T7">0</text:span><text:span text:style-name="T8">00, </text:span><text:span text:style-name="T7">0</text:span><text:span text:style-name="T8">03, </text:span><text:span text:style-name="T7">0</text:span><text:span text:style-name="T8">11, </text:span><text:span text:style-name="T7">0</text:span><text:span text:style-name="T9">1</text:span><text:span text:style-name="T8">2, </text:span><text:span text:style-name="T7">0</text:span><text:span text:style-name="T8">92, <text:s text:c="7"/></text:span><text:span text:style-name="T7">1</text:span><text:span text:style-name="T8">33</text:span> <text:s/>]</text:p>
          </draw:text-box>
        </draw:frame>
        <draw:frame draw:style-name="gr11" draw:layer="layout" svg:width="6.857cm" svg:height="0.962cm" svg:x="4.8cm" svg:y="3.3cm">
          <draw:text-box>
            <text:p>[ <text:span text:style-name="T9">0, 3, 11, 12, 133, 92</text:span> ]</text:p>
          </draw:text-box>
        </draw:frame>
        <draw:frame draw:style-name="gr19" draw:layer="layout" svg:width="1.556cm" svg:height="12.962cm" svg:x="2.444cm" svg:y="5.9cm">
          <draw:text-box>
            <text:p xml:id="id30" text:id="id30"><text:span text:style-name="T7">0</text:span><text:span text:style-name="T8">92</text:span></text:p>
          </draw:text-box>
        </draw:frame>
        <draw:frame draw:style-name="gr11" draw:layer="layout" svg:width="1.556cm" svg:height="0.962cm" svg:x="2.4cm" svg:y="8.7cm">
          <draw:text-box>
            <text:p xml:id="id25" text:id="id25"><text:span text:style-name="T7">0</text:span><text:span text:style-name="T8">00</text:span></text:p>
          </draw:text-box>
        </draw:frame>
        <draw:frame draw:style-name="gr11" draw:layer="layout" svg:width="1.556cm" svg:height="0.962cm" svg:x="2.4cm" svg:y="8cm">
          <draw:text-box>
            <text:p xml:id="id26" text:id="id26"><text:span text:style-name="T7">0</text:span><text:span text:style-name="T8">03</text:span></text:p>
          </draw:text-box>
        </draw:frame>
        <draw:frame draw:style-name="gr11" draw:layer="layout" svg:width="1.556cm" svg:height="0.962cm" svg:x="2.391cm" svg:y="7.338cm">
          <draw:text-box>
            <text:p xml:id="id27" text:id="id27"><text:span text:style-name="T7">0</text:span><text:span text:style-name="T8">11</text:span></text:p>
          </draw:text-box>
        </draw:frame>
        <draw:frame draw:style-name="gr11" draw:layer="layout" svg:width="1.555cm" svg:height="0.962cm" svg:x="2.4cm" svg:y="6.638cm">
          <draw:text-box>
            <text:p xml:id="id28" text:id="id28"><text:span text:style-name="T7">0</text:span><text:span text:style-name="T9">1</text:span><text:span text:style-name="T8">2</text:span></text:p>
          </draw:text-box>
        </draw:frame>
        <draw:frame draw:style-name="gr11" draw:layer="layout" svg:width="1.556cm" svg:height="0.962cm" svg:x="4.799cm" svg:y="8.6cm">
          <draw:text-box>
            <text:p xml:id="id29" text:id="id29"><text:span text:style-name="T7">1</text:span><text:span text:style-name="T8">33</text:span></text:p>
          </draw:text-box>
        </draw:frame>
        <draw:g xml:id="id33" draw:id="id33">
          <draw:frame draw:style-name="gr11" draw:layer="layout" svg:width="7.033cm" svg:height="0.962cm" svg:x="4.901cm" svg:y="15.9cm">
            <draw:text-box>
              <text:p>[ <text:span text:style-name="T8">0, 3, 11, </text:span><text:span text:style-name="T9">1</text:span><text:span text:style-name="T8">2, 92, </text:span><text:span text:style-name="T9">1</text:span><text:span text:style-name="T8">33</text:span> <text:s/>]</text:p>
            </draw:text-box>
          </draw:frame>
          <draw:frame draw:style-name="gr11" draw:layer="layout" svg:width="11.199cm" svg:height="0.962cm" svg:x="2.1cm" svg:y="14.7cm">
            <draw:text-box>
              <text:list text:style-name="L2">
                <text:list-item>
                  <text:p>Готово! Отсортированный массив:</text:p>
                </text:list-item>
              </text:list>
            </draw:text-box>
          </draw:frame>
        </draw:g>
        <draw:frame draw:style-name="gr20" draw:layer="layout" svg:width="19.572cm" svg:height="0.962cm" svg:x="2.1cm" svg:y="17.2cm">
          <draw:text-box>
            <text:list text:style-name="L2">
              <text:list-item>
                <text:p xml:id="id34" text:id="id34">Вопрос: какие корзины были бы заполнены на 4-oй итерации?</text:p>
              </text:list-item>
            </text:list>
          </draw:text-box>
        </draw:frame>
        <draw:frame draw:style-name="gr11" draw:layer="layout" svg:width="8.749cm" svg:height="0.962cm" svg:x="4.8cm" svg:y="18.4cm">
          <draw:text-box>
            <text:p xml:id="id35" text:id="id35">Все попало бы в корзину #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7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3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4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труктура данных</text:p>
          </draw:text-box>
        </draw:frame>
        <draw:frame draw:style-name="gr21" draw:layer="layout" svg:width="10.31cm" svg:height="1.673cm" svg:x="1.8cm" svg:y="2.4cm">
          <draw:text-box>
            <text:list text:style-name="L2">
              <text:list-item>
                <text:p>Как представить одну корзину?</text:p>
              </text:list-item>
              <text:list-item>
                <text:p>Как представить все корзины?</text:p>
              </text:list-item>
            </text:list>
          </draw:text-box>
        </draw:frame>
        <draw:g xml:id="id45" draw:id="id45">
          <draw:custom-shape draw:style-name="gr13" draw:text-style-name="P5" draw:layer="layout" svg:width="1.6cm" svg:height="2.6cm" svg:x="2.4cm" svg:y="12.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4.799cm" svg:y="12.799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7.198cm" svg:y="12.798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9.597cm" svg:y="12.797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1.996cm" svg:y="12.796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4.395cm" svg:y="12.795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6.794cm" svg:y="12.794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19.193cm" svg:y="12.793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1.592cm" svg:y="12.792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3" draw:text-style-name="P5" draw:layer="layout" svg:width="1.6cm" svg:height="2.6cm" svg:x="23.891cm" svg:y="12.791cm">
            <text:p/>
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</draw:custom-shape>
          <draw:custom-shape draw:style-name="gr14" draw:text-style-name="P5" draw:layer="layout" svg:width="1cm" svg:height="0.8cm" svg:x="2.4cm" svg:y="15.4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4.799cm" svg:y="15.399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7.198cm" svg:y="15.39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9.597cm" svg:y="15.397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1.996cm" svg:y="15.396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4.395cm" svg:y="15.39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6.794cm" svg:y="15.394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19.193cm" svg:y="15.393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1.592cm" svg:y="15.392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14" draw:text-style-name="P5" draw:layer="layout" svg:width="1cm" svg:height="0.8cm" svg:x="23.891cm" svg:y="15.391cm">
            <text:p text:style-name="P5">9</text:p>
            <draw:enhanced-geometry svg:viewBox="0 0 21600 21600" draw:type="rectangle" draw:enhanced-path="M 0 0 L 21600 0 21600 21600 0 21600 0 0 Z N"/>
          </draw:custom-shape>
        </draw:g>
        <draw:frame draw:style-name="gr22" draw:layer="layout" svg:width="1.205cm" svg:height="3.806cm" svg:x="7.595cm" svg:y="6.094cm">
          <draw:text-box>
            <text:p xml:id="id41" text:id="id41"><text:span text:style-name="T8">#4</text:span></text:p>
            <text:p xml:id="id40" text:id="id40"><text:span text:style-name="T8">#3</text:span></text:p>
            <text:p xml:id="id39" text:id="id39"><text:span text:style-name="T8">#2</text:span></text:p>
            <text:p xml:id="id38" text:id="id38"><text:span text:style-name="T8">#1</text:span></text:p>
            <text:p xml:id="id37" text:id="id37"><text:span text:style-name="T8">#0</text:span></text:p>
          </draw:text-box>
        </draw:frame>
        <draw:g xml:id="id36" draw:id="id36">
          <draw:g>
            <draw:custom-shape draw:style-name="gr13" draw:text-style-name="P5" draw:layer="layout" svg:width="1.6cm" svg:height="4.6cm" svg:x="8.9cm" svg:y="5.4cm">
              <text:p/>
              <draw:enhanced-geometry svg:viewBox="0 0 21600 21600" draw:extrusion="fals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22" draw:layer="layout" svg:width="1.556cm" svg:height="3.806cm" svg:x="8.9cm" svg:y="6.138cm">
              <draw:text-box>
                <text:p><text:span text:style-name="T7">0</text:span><text:span text:style-name="T8">92</text:span></text:p>
                <text:p><text:span text:style-name="T7">0</text:span><text:span text:style-name="T8">12</text:span></text:p>
                <text:p><text:span text:style-name="T7">0</text:span><text:span text:style-name="T8">11</text:span></text:p>
                <text:p><text:span text:style-name="T7">0</text:span><text:span text:style-name="T8">03</text:span></text:p>
                <text:p><text:span text:style-name="T7">0</text:span><text:span text:style-name="T8">00</text:span></text:p>
              </draw:text-box>
            </draw:frame>
          </draw:g>
          <draw:frame draw:style-name="gr11" draw:layer="layout" svg:width="5.983cm" svg:height="0.962cm" svg:x="1.9cm" svg:y="5.3cm">
            <draw:text-box>
              <text:list text:style-name="L2">
                <text:list-item>
                  <text:p>Корзина (bucket)</text:p>
                </text:list-item>
              </text:list>
            </draw:text-box>
          </draw:frame>
          <draw:frame draw:style-name="gr23" draw:layer="layout" svg:width="14.9cm" svg:height="1.673cm" svg:x="11.1cm" svg:y="5.3cm">
            <draw:text-box>
              <text:list text:style-name="L6">
                <text:list-item>
                  <text:p>должна уметь хранить множество чисел</text:p>
                </text:list-item>
                <text:list-item>
                  <text:p>должна уметь сохранять порядок добавления</text:p>
                </text:list-item>
              </text:list>
            </draw:text-box>
          </draw:frame>
        </draw:g>
        <draw:custom-shape draw:style-name="gr24" draw:text-style-name="P6" xml:id="id42" draw:id="id42" draw:layer="layout" svg:width="12cm" svg:height="1.4cm" svg:x="12.1cm" svg:y="8.3cm">
          <text:p><text:span text:style-name="T5">Для этих целей подходит массив!</text:span></text:p>
          <draw:enhanced-geometry svg:viewBox="0 0 21600 21600" draw:type="rectangle" draw:enhanced-path="M 0 0 L 21600 0 21600 21600 0 21600 0 0 Z N"/>
        </draw:custom-shape>
        <draw:frame draw:style-name="gr11" draw:layer="layout" svg:width="4.984cm" svg:height="0.962cm" svg:x="2cm" svg:y="10.7cm">
          <draw:text-box>
            <text:list text:style-name="L2">
              <text:list-item>
                <text:p xml:id="id44" text:id="id44">Все корзины:</text:p>
              </text:list-item>
            </text:list>
          </draw:text-box>
        </draw:frame>
        <draw:frame draw:style-name="gr11" draw:layer="layout" svg:width="10.479cm" svg:height="1.673cm" svg:x="11.3cm" svg:y="10.8cm">
          <draw:text-box>
            <text:list text:style-name="L6">
              <text:list-item>
                <text:p xml:id="id46" text:id="id46">отдельных корзин много</text:p>
              </text:list-item>
              <text:list-item>
                <text:p xml:id="id47" text:id="id47">порядок корзин имеет значение</text:p>
              </text:list-item>
            </text:list>
          </draw:text-box>
        </draw:frame>
        <draw:custom-shape draw:style-name="gr25" draw:text-style-name="P5" xml:id="id43" draw:id="id43" draw:layer="layout" svg:width="1.2cm" svg:height="1.027cm" svg:x="17.8cm" svg:y="6.9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xml:id="id48" draw:id="id48" draw:layer="layout" svg:width="1.2cm" svg:height="1.027cm" draw:transform="rotate (-3.14159265358979) translate (19.001cm 10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49" draw:id="id49">
          <draw:frame draw:style-name="gr11" draw:layer="layout" svg:width="12.38cm" svg:height="0.962cm" svg:x="2cm" svg:y="17cm">
            <draw:text-box>
              <text:list text:style-name="L2">
                <text:list-item>
                  <text:p><text:span text:style-name="T10">Вся система корзин: массив массивов</text:span></text:p>
                </text:list-item>
              </text:list>
            </draw:text-box>
          </draw:frame>
          <draw:frame draw:style-name="gr11" draw:layer="layout" svg:width="11.195cm" svg:height="0.962cm" svg:x="14.3cm" svg:y="18.2cm">
            <draw:text-box>
              <text:p>buckets = [ [ n1, n2 ], [ n3 ], … , [ nX ]]</text:p>
            </draw:text-box>
          </draw:frame>
          <draw:frame draw:style-name="gr26" draw:text-style-name="P7" draw:layer="layout" svg:width="1.967cm" svg:height="1.361cm" svg:x="18cm" svg:y="17cm">
            <draw:text-box>
              <text:p text:style-name="P5"><text:span text:style-name="T6">bucket</text:span></text:p>
              <text:p text:style-name="P5"><text:span text:style-name="T6">0</text:span></text:p>
            </draw:text-box>
          </draw:frame>
          <draw:frame draw:style-name="gr11" draw:text-style-name="P9" draw:layer="layout" svg:width="1.967cm" svg:height="1.361cm" svg:x="20.5cm" svg:y="16.994cm">
            <draw:text-box>
              <text:p text:style-name="P5"><text:span text:style-name="T6">bucket</text:span></text:p>
              <text:p text:style-name="P5"><text:span text:style-name="T6">1</text:span></text:p>
            </draw:text-box>
          </draw:frame>
          <draw:frame draw:style-name="gr11" draw:text-style-name="P9" draw:layer="layout" svg:width="1.967cm" svg:height="1.361cm" svg:x="23.299cm" svg:y="17cm">
            <draw:text-box>
              <text:p text:style-name="P5"><text:span text:style-name="T6">bucket</text:span></text:p>
              <text:p text:style-name="P5"><text:span text:style-name="T6">9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21.409cm" svg:height="0.962cm" svg:x="1.8cm" svg:y="2.3cm">
          <draw:text-box>
            <text:list text:style-name="L2">
              <text:list-item>
                <text:p>Задача: как получить значение заданного разряда заданного числа?</text:p>
              </text:list-item>
            </text:list>
          </draw:text-box>
        </draw:frame>
        <draw:frame draw:style-name="gr11" draw:layer="layout" svg:width="2.259cm" svg:height="0.962cm" svg:x="4.6cm" svg:y="4.1cm">
          <draw:text-box>
            <text:p>12345</text:p>
          </draw:text-box>
        </draw:frame>
        <draw:frame draw:style-name="gr11" draw:layer="layout" svg:width="1.95cm" svg:height="0.962cm" svg:x="7.2cm" svg:y="3.5cm">
          <draw:text-box>
            <text:p>#=&gt;5</text:p>
          </draw:text-box>
        </draw:frame>
        <draw:frame draw:style-name="gr11" draw:layer="layout" svg:width="1.95cm" svg:height="0.962cm" svg:x="7.2cm" svg:y="4.2cm">
          <draw:text-box>
            <text:p>#=&gt;4</text:p>
          </draw:text-box>
        </draw:frame>
        <draw:frame draw:style-name="gr11" draw:layer="layout" svg:width="1.95cm" svg:height="0.962cm" svg:x="7.2cm" svg:y="5cm">
          <draw:text-box>
            <text:p>#=&gt;3</text:p>
          </draw:text-box>
        </draw:frame>
        <draw:frame draw:style-name="gr11" draw:layer="layout" svg:width="22.595cm" svg:height="0.962cm" svg:x="2cm" svg:y="7.5cm">
          <draw:text-box>
            <text:list text:style-name="L2">
              <text:list-item>
                <text:p xml:id="id50" text:id="id50"><text:span text:style-name="T11">Cпособ 1: преобразовать в строку и получить нужную позицию из строки</text:span></text:p>
              </text:list-item>
            </text:list>
          </draw:text-box>
        </draw:frame>
        <draw:g xml:id="id51" draw:id="id51">
          <draw:custom-shape draw:style-name="gr13" draw:text-style-name="P5" draw:layer="layout" svg:width="8.4cm" svg:height="4cm" svg:x="4.4cm" svg:y="10.2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0" draw:layer="layout" svg:width="4.917cm" svg:height="0.962cm" svg:x="4.527cm" svg:y="10.3cm">
            <draw:text-box>
              <text:p text:style-name="P10">num=12345</text:p>
            </draw:text-box>
          </draw:frame>
        </draw:g>
        <draw:frame draw:style-name="gr11" draw:layer="layout" svg:width="7.347cm" svg:height="0.962cm" svg:x="4.5cm" svg:y="11.3cm">
          <draw:text-box>
            <text:p xml:id="id52" text:id="id52">num.to_s[4,1].to_i #=&gt; 5</text:p>
          </draw:text-box>
        </draw:frame>
        <draw:frame draw:style-name="gr11" draw:layer="layout" svg:width="7.347cm" svg:height="0.962cm" svg:x="4.5cm" svg:y="12.2cm">
          <draw:text-box>
            <text:p xml:id="id53" text:id="id53">num.to_s[3,1].to_i #=&gt; 4</text:p>
          </draw:text-box>
        </draw:frame>
        <draw:frame draw:style-name="gr11" draw:layer="layout" svg:width="7.347cm" svg:height="0.962cm" svg:x="4.5cm" svg:y="13.1cm">
          <draw:text-box>
            <text:p xml:id="id54" text:id="id54">num.to_s[2,1].to_i #=&gt; 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5.881cm" svg:height="0.962cm" svg:x="2cm" svg:y="1.9cm">
          <draw:text-box>
            <text:list text:style-name="L2">
              <text:list-item>
                <text:p><text:span text:style-name="T11">Cпособ 2: при помощи арифметических операций</text:span></text:p>
              </text:list-item>
            </text:list>
          </draw:text-box>
        </draw:frame>
        <draw:custom-shape draw:style-name="gr6" draw:text-style-name="P5" draw:layer="layout" svg:width="5.2cm" svg:height="1cm" svg:x="4.6cm" svg:y="3.1cm">
          <text:p text:style-name="P5">num=12345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2.6cm" svg:height="0.962cm" svg:x="2cm" svg:y="4.3cm">
          <draw:text-box>
            <text:list text:style-name="L6">
              <text:list-item>
                <text:p text:style-name="P10">Чтобы получить значение в разряде единиц (в позиции 1 с конца) = 5</text:p>
              </text:list-item>
            </text:list>
          </draw:text-box>
        </draw:frame>
        <draw:g xml:id="id56" draw:id="id56">
          <draw:custom-shape draw:style-name="gr6" draw:text-style-name="P5" draw:layer="layout" svg:width="6.4cm" svg:height="1cm" svg:x="4.599cm" svg:y="6.699cm">
            <text:p><text:span text:style-name="T11">12345 % 10 = 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6.7cm">
            <draw:text-box>
              <text:p>остаток от деления</text:p>
            </draw:text-box>
          </draw:frame>
        </draw:g>
        <draw:g xml:id="id55" draw:id="id55">
          <draw:custom-shape draw:style-name="gr6" draw:text-style-name="P5" draw:layer="layout" svg:width="6.4cm" svg:height="1cm" svg:x="4.6cm" svg:y="5.4cm">
            <text:p><text:span text:style-name="T11">12345 : 10 = 1234.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4cm" svg:y="5.5cm">
            <draw:text-box>
              <text:p>обычное, не целочисленное, деление</text:p>
            </draw:text-box>
          </draw:frame>
        </draw:g>
        <draw:frame draw:style-name="gr28" draw:text-style-name="P10" draw:layer="layout" svg:width="22.6cm" svg:height="0.962cm" svg:x="2cm" svg:y="8.2cm">
          <draw:text-box>
            <text:list text:style-name="L6">
              <text:list-item>
                <text:p xml:id="id57" text:id="id57" text:style-name="P10">Чтобы получить значение в разряде десятков (в позиции 2 с конца) = 4</text:p>
              </text:list-item>
            </text:list>
          </draw:text-box>
        </draw:frame>
        <draw:g xml:id="id58" draw:id="id58">
          <draw:custom-shape draw:style-name="gr6" draw:text-style-name="P5" draw:layer="layout" svg:width="6.4cm" svg:height="1cm" svg:x="4.599cm" svg:y="9.299cm">
            <text:p><text:span text:style-name="T11">12345 : 100 = 123.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9cm" svg:y="9.399cm">
            <draw:text-box>
              <text:p>обычное, не целочисленное, деление</text:p>
            </draw:text-box>
          </draw:frame>
        </draw:g>
        <draw:g xml:id="id59" draw:id="id59">
          <draw:custom-shape draw:style-name="gr6" draw:text-style-name="P5" draw:layer="layout" svg:width="6.4cm" svg:height="1cm" svg:x="4.599cm" svg:y="10.698cm">
            <text:p><text:span text:style-name="T11">12345 % 100 = 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4cm" svg:y="10.699cm">
            <draw:text-box>
              <text:p>остаток от деления</text:p>
            </draw:text-box>
          </draw:frame>
        </draw:g>
        <draw:g xml:id="id60" draw:id="id60">
          <draw:custom-shape draw:style-name="gr6" draw:text-style-name="P5" draw:layer="layout" svg:width="6.4cm" svg:height="1cm" svg:x="4.599cm" svg:y="11.897cm">
            <text:p><text:span text:style-name="T11">45 / 10 = 4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4cm" svg:y="11.898cm">
            <draw:text-box>
              <text:p>целочисленное деление</text:p>
            </draw:text-box>
          </draw:frame>
        </draw:g>
        <draw:frame draw:style-name="gr28" draw:text-style-name="P10" draw:layer="layout" svg:width="22.6cm" svg:height="0.962cm" svg:x="2cm" svg:y="13.6cm">
          <draw:text-box>
            <text:list text:style-name="L6">
              <text:list-item>
                <text:p xml:id="id61" text:id="id61" text:style-name="P10">Чтобы получить значение в разряде сотен (в позиции 3 с конца) = 3</text:p>
              </text:list-item>
            </text:list>
          </draw:text-box>
        </draw:frame>
        <draw:g xml:id="id62" draw:id="id62">
          <draw:custom-shape draw:style-name="gr6" draw:text-style-name="P5" draw:layer="layout" svg:width="6.4cm" svg:height="1cm" svg:x="4.598cm" svg:y="14.898cm">
            <text:p><text:span text:style-name="T11">12345 : 1000 = 12.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11.665cm" svg:height="0.962cm" svg:x="11.398cm" svg:y="14.998cm">
            <draw:text-box>
              <text:p>обычное, не целочисленное, деление</text:p>
            </draw:text-box>
          </draw:frame>
        </draw:g>
        <draw:g xml:id="id63" draw:id="id63">
          <draw:custom-shape draw:style-name="gr6" draw:text-style-name="P5" draw:layer="layout" svg:width="6.4cm" svg:height="1cm" svg:x="4.598cm" svg:y="16.297cm">
            <text:p><text:span text:style-name="T11">12345 % 1000 = 345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6.162cm" svg:height="0.962cm" svg:x="11.399cm" svg:y="16.298cm">
            <draw:text-box>
              <text:p>остаток от деления</text:p>
            </draw:text-box>
          </draw:frame>
        </draw:g>
        <draw:g xml:id="id64" draw:id="id64">
          <draw:custom-shape draw:style-name="gr6" draw:text-style-name="P5" draw:layer="layout" svg:width="6.4cm" svg:height="1cm" svg:x="4.598cm" svg:y="17.496cm">
            <text:p><text:span text:style-name="T11">345 / 100 = 3</text:span></text:p>
            <draw:enhanced-geometry svg:viewBox="0 0 21600 21600" draw:type="rectangle" draw:enhanced-path="M 0 0 L 21600 0 21600 21600 0 21600 0 0 Z N"/>
          </draw:custom-shape>
          <draw:frame draw:style-name="gr11" draw:layer="layout" svg:width="7.694cm" svg:height="0.962cm" svg:x="11.399cm" svg:y="17.497cm">
            <draw:text-box>
              <text:p>целочисленное деление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Получение значения разряда</text:p>
          </draw:text-box>
        </draw:frame>
        <draw:frame draw:style-name="gr11" draw:layer="layout" svg:width="14.462cm" svg:height="0.962cm" svg:x="2cm" svg:y="1.9cm">
          <draw:text-box>
            <text:list text:style-name="L2">
              <text:list-item>
                <text:p><text:span text:style-name="T11">Можно ли сформулировать закономерность?</text:span></text:p>
              </text:list-item>
            </text:list>
          </draw:text-box>
        </draw:frame>
        <draw:custom-shape draw:style-name="gr6" draw:text-style-name="P5" xml:id="id65" draw:id="id65" draw:layer="layout" svg:width="7.801cm" svg:height="1cm" svg:x="9.799cm" svg:y="4.598cm">
          <text:p><text:span text:style-name="T11">12345 % 100 / 10 = 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1cm" svg:height="1cm" svg:x="3cm" svg:y="3.2cm">
            <text:p text:style-name="P5">n=1234<text:span text:style-name="T1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3.199cm">
            <text:p text:style-name="P5">p=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4.6cm">
            <text:p text:style-name="P5">n=123<text:span text:style-name="T12">4</text:span><text:span text:style-name="T9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4.599cm">
            <text:p text:style-name="P5">p=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5.9cm">
            <text:p text:style-name="P5">n=12<text:span text:style-name="T12">3</text:span><text:span text:style-name="T8">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5.899cm">
            <text:p text:style-name="P5">p=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1cm" svg:height="1cm" svg:x="3cm" svg:y="7.2cm">
            <text:p text:style-name="P5">n=<text:span text:style-name="T9">1</text:span><text:span text:style-name="T12">2</text:span><text:span text:style-name="T9">34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2.8cm" svg:height="1cm" svg:x="6.499cm" svg:y="7.199cm">
            <text:p text:style-name="P5">p=4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xml:id="id66" draw:id="id66" draw:layer="layout" svg:width="7.802cm" svg:height="1cm" svg:x="9.798cm" svg:y="5.897cm">
          <text:p><text:span text:style-name="T11">12345 % 1000 / 100 =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7" draw:id="id67" draw:layer="layout" svg:width="7.803cm" svg:height="1cm" svg:x="9.797cm" svg:y="7.196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7.953cm" svg:height="0.962cm" svg:x="9.8cm" svg:y="7.2cm">
          <draw:text-box>
            <text:p xml:id="id68" text:id="id68"><text:span text:style-name="T11">12345 % 10000 / 1000 = 2</text:span></text:p>
          </draw:text-box>
        </draw:frame>
        <draw:custom-shape draw:style-name="gr13" draw:text-style-name="P5" xml:id="id69" draw:id="id69" draw:layer="layout" svg:width="7.803cm" svg:height="1cm" svg:x="9.796cm" svg:y="3.19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44cm" svg:height="0.962cm" svg:x="9.801cm" svg:y="3.3cm">
          <draw:text-box>
            <text:p xml:id="id70" text:id="id70"><text:span text:style-name="T11">12345 % 10 / 1 = 5</text:span></text:p>
          </draw:text-box>
        </draw:frame>
        <draw:frame draw:style-name="gr29" draw:layer="layout" svg:width="22.8cm" svg:height="2.384cm" svg:x="2.2cm" svg:y="9.5cm">
          <draw:text-box>
            <text:list text:style-name="L2">
              <text:list-item>
                <text:p xml:id="id71" text:id="id71">Можно ли вывести одну формулу? Можно ли выразить изменяемые части в арифметических выражениях через переменную p и через 10 (основание исчисления в десятиричной системе)?</text:p>
              </text:list-item>
            </text:list>
          </draw:text-box>
        </draw:frame>
        <draw:g xml:id="id72" draw:id="id72">
          <draw:custom-shape draw:style-name="gr13" draw:text-style-name="P5" draw:layer="layout" svg:width="7.803cm" svg:height="1cm" svg:x="18.095cm" svg:y="3.19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4cm" svg:y="4.5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3cm" svg:y="5.8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7.803cm" svg:height="1cm" svg:x="18.092cm" svg:y="7.29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7.474cm" svg:height="0.962cm" svg:x="18.001cm" svg:y="3.3cm">
          <draw:text-box>
            <text:p xml:id="id75" text:id="id75"><text:span text:style-name="T11">12345 % 10^1 / 10^0 = 5</text:span></text:p>
          </draw:text-box>
        </draw:frame>
        <draw:frame draw:style-name="gr11" draw:layer="layout" svg:width="7.474cm" svg:height="0.962cm" svg:x="18.001cm" svg:y="4.6cm">
          <draw:text-box>
            <text:p xml:id="id74" text:id="id74"><text:span text:style-name="T11">12345 % 10^2 / 10^1 = 4</text:span></text:p>
          </draw:text-box>
        </draw:frame>
        <draw:frame draw:style-name="gr11" draw:layer="layout" svg:width="7.474cm" svg:height="0.962cm" svg:x="18.001cm" svg:y="5.9cm">
          <draw:text-box>
            <text:p xml:id="id76" text:id="id76"><text:span text:style-name="T11">12345 % 10^3 / 10^2 = 3</text:span></text:p>
          </draw:text-box>
        </draw:frame>
        <draw:frame draw:style-name="gr11" draw:layer="layout" svg:width="7.474cm" svg:height="0.962cm" svg:x="18.001cm" svg:y="7.3cm">
          <draw:text-box>
            <text:p xml:id="id77" text:id="id77"><text:span text:style-name="T11">12345 % 10^4 / 10^3 = 2</text:span></text:p>
          </draw:text-box>
        </draw:frame>
        <draw:custom-shape draw:style-name="gr30" draw:text-style-name="P5" xml:id="id73" draw:id="id73" draw:layer="layout" svg:width="0.4cm" svg:height="0.4cm" svg:x="26.5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78" draw:id="id78" draw:layer="layout" svg:width="8.5cm" svg:height="2.2cm" svg:x="7.7cm" svg:y="12.5cm">
          <text:p text:style-name="P5"><text:span text:style-name="T5">n % 10 ** p / 10 ** (p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xml:id="id80" draw:id="id80" draw:layer="layout" svg:width="7.701cm" svg:height="1.701cm" svg:x="8.199cm" svg:y="17.099cm">
          <text:p text:style-name="P5"><text:span text:style-name="T6">n % (10 ** p) / (10 ** (p-1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xml:id="id81" draw:id="id81" draw:layer="layout" svg:width="22cm" svg:height="1.361cm" svg:x="3cm" svg:y="15.5cm">
          <draw:text-box>
            <text:p text:style-name="P10"><text:span text:style-name="T6">приоритет операции возведения в степень </text:span><text:span text:style-name="T13">**</text:span><text:span text:style-name="T6"> выше, чем у операций </text:span><text:span text:style-name="T13">%</text:span><text:span text:style-name="T6"> и </text:span><text:span text:style-name="T13">/</text:span><text:span text:style-name="T6">, выполнение происходит в таком порядке (сначала вычисляются скобки):</text:span></text:p>
          </draw:text-box>
        </draw:frame>
        <draw:custom-shape draw:style-name="gr24" draw:text-style-name="P5" xml:id="id79" draw:id="id79" draw:layer="layout" svg:width="4.6cm" svg:height="2.316cm" svg:x="19.6cm" svg:y="12.284cm">
          <text:p text:style-name="P5">** </text:p>
          <text:p text:style-name="P5">возведение</text:p>
          <text:p text:style-name="P5">в степень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я (наконец!)</text:p>
          </draw:text-box>
        </draw:frame>
        <draw:frame draw:style-name="gr32" draw:layer="layout" svg:width="23.8cm" svg:height="1.673cm" svg:x="1.8cm" svg:y="2.1cm">
          <draw:text-box>
            <text:list text:style-name="L2">
              <text:list-item>
                <text:p>Разработайте метод, возвращающий значение заданного разряда в заданном числе. Добавьте тесткейсы (см. примеры в начальном скрипте).</text:p>
              </text:list-item>
            </text:list>
          </draw:text-box>
        </draw:frame>
        <draw:frame draw:style-name="gr11" draw:layer="layout" svg:width="8.96cm" svg:height="0.962cm" svg:x="3.2cm" svg:y="4.1cm">
          <draw:text-box>
            <text:p>digit_at_pos(12345, 1) <text:s text:c="2"/>#=&gt; 5</text:p>
          </draw:text-box>
        </draw:frame>
        <draw:frame draw:style-name="gr11" draw:layer="layout" svg:width="8.96cm" svg:height="0.962cm" svg:x="3.201cm" svg:y="5cm">
          <draw:text-box>
            <text:p>digit_at_pos(12345, 2) <text:s text:c="2"/>#=&gt; 4</text:p>
          </draw:text-box>
        </draw:frame>
        <draw:frame draw:style-name="gr11" draw:layer="layout" svg:width="8.96cm" svg:height="0.962cm" svg:x="3.202cm" svg:y="6cm">
          <draw:text-box>
            <text:p>digit_at_pos(12345, 3) <text:s text:c="2"/>#=&gt; 3</text:p>
          </draw:text-box>
        </draw:frame>
        <draw:frame draw:style-name="gr11" draw:layer="layout" svg:width="16.483cm" svg:height="0.962cm" svg:x="2.9cm" svg:y="7.7cm">
          <draw:text-box>
            <text:p>Начальный скрипт: lesson.20/radix_sort/radix_sort_stub</text:p>
          </draw:text-box>
        </draw:frame>
        <draw:frame draw:style-name="gr33" draw:layer="layout" svg:width="23.8cm" svg:height="1.673cm" svg:x="1.8cm" svg:y="9.501cm">
          <draw:text-box>
            <text:list text:style-name="L2">
              <text:list-item>
                <text:p>Разработайте метод radix_sort, реализующий поразрядную сортировку массива чисел произвольной разрядности (длины). Добавьте тесткейсы. </text:p>
              </text:list-item>
            </text:list>
          </draw:text-box>
        </draw:frame>
        <draw:frame draw:style-name="gr11" draw:layer="layout" svg:width="17.016cm" svg:height="0.962cm" svg:x="3.201cm" svg:y="11.7cm">
          <draw:text-box>
            <text:p>продолжайте скрипт: lesson.20/radix_sort/radix_sort_stub</text:p>
          </draw:text-box>
        </draw:frame>
        <draw:frame draw:style-name="gr11" draw:layer="layout" svg:width="11.056cm" svg:height="0.962cm" svg:x="3.2cm" svg:y="13.4cm">
          <draw:text-box>
            <text:p>ответ: lesson.20/radix_sort/radix_s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1</text:p>
          </draw:text-box>
        </draw:frame>
        <draw:frame draw:style-name="gr34" draw:layer="layout" svg:width="23.8cm" svg:height="1.673cm" svg:x="1.7cm" svg:y="2.1cm">
          <draw:text-box>
            <text:list text:style-name="L2">
              <text:list-item>
                <text:p>Разработайте скрипт radix_sort_for_strings сортирующий строки в словарном порядке по алгоритму поразрядной сортировки.</text:p>
              </text:list-item>
            </text:list>
          </draw:text-box>
        </draw:frame>
        <draw:frame draw:style-name="gr11" draw:layer="layout" svg:width="6.314cm" svg:height="0.962cm" svg:x="2.5cm" svg:y="4.1cm">
          <draw:text-box>
            <text:p>Начальный скрипт: </text:p>
          </draw:text-box>
        </draw:frame>
        <draw:frame draw:style-name="gr11" draw:layer="layout" svg:width="13.981cm" svg:height="0.962cm" svg:x="9cm" svg:y="5.8cm">
          <draw:text-box>
            <text:p>lesson.21/radix_sort/radix_sort_for_strings_stub</text:p>
          </draw:text-box>
        </draw:frame>
        <draw:frame draw:style-name="gr11" draw:layer="layout" svg:width="16.877cm" svg:height="0.962cm" svg:x="9.001cm" svg:y="4.1cm">
          <draw:text-box>
            <text:p>ваш собственный из lesson.20/radix_sort/radix_sort_stub</text:p>
          </draw:text-box>
        </draw:frame>
        <draw:frame draw:style-name="gr11" draw:layer="layout" svg:width="11.492cm" svg:height="0.962cm" svg:x="10.4cm" svg:y="5cm">
          <draw:text-box>
            <text:p>но используйте тесткейсы из скрипта</text:p>
          </draw:text-box>
        </draw:frame>
        <draw:frame draw:style-name="gr35" draw:layer="layout" svg:width="23.8cm" svg:height="1.673cm" svg:x="1.8cm" svg:y="7.2cm">
          <draw:text-box>
            <text:list text:style-name="L7">
              <text:list-item>
                <text:p>На шаге 1 произведите рефакторинг скрипта и добейтесь, чтобы он работал для следующего массива (тесткейс #1):</text:p>
              </text:list-item>
            </text:list>
          </draw:text-box>
        </draw:frame>
        <draw:frame draw:style-name="gr11" draw:text-style-name="P11" draw:layer="layout" svg:width="9.875cm" svg:height="0.962cm" svg:x="5.2cm" svg:y="9cm">
          <draw:text-box>
            <text:p><text:span text:style-name="T14">strings = ["ramp", "lamp", "camp"]</text:span></text:p>
          </draw:text-box>
        </draw:frame>
        <draw:frame draw:style-name="gr11" xml:id="id82" draw:id="id82" draw:layer="layout" svg:width="3.965cm" svg:height="0.962cm" svg:x="2.7cm" svg:y="10.4cm">
          <draw:text-box>
            <text:p>Проблемы?</text:p>
          </draw:text-box>
        </draw:frame>
        <draw:custom-shape draw:style-name="gr6" draw:text-style-name="P5" xml:id="id83" draw:id="id83" draw:layer="layout" svg:width="9cm" svg:height="2.6cm" svg:x="4cm" svg:y="11.5cm">
          <text:p text:style-name="P10">buckets = []</text:p>
          <text:p text:style-name="P10">...</text:p>
          <text:p text:style-name="P10">(buckets [char] ||= []) &lt;&lt; str</text:p>
          <draw:enhanced-geometry svg:viewBox="0 0 21600 21600" draw:type="rectangle" draw:enhanced-path="M 0 0 L 21600 0 21600 21600 0 21600 0 0 Z N"/>
        </draw:custom-shape>
        <draw:g xml:id="id84" draw:id="id84">
          <draw:custom-shape draw:style-name="gr36" draw:text-style-name="P12" draw:layer="layout" svg:width="7.4cm" svg:height="1cm" svg:x="4cm" svg:y="15.6cm">
            <text:p text:style-name="P5"><text:span text:style-name="T15">String, а надо Integ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5" draw:layer="layout" svg:width="0.6cm" svg:height="1.4cm" svg:x="7.3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1" xml:id="id85" draw:id="id85" draw:layer="layout" svg:width="3.343cm" svg:height="0.962cm" svg:x="15.001cm" svg:y="10.4cm">
          <draw:text-box>
            <text:p>Решение:</text:p>
          </draw:text-box>
        </draw:frame>
        <draw:g xml:id="id86" draw:id="id86">
          <draw:custom-shape draw:style-name="gr6" draw:text-style-name="P5" draw:layer="layout" svg:width="5cm" svg:height="1.2cm" svg:x="14.6cm" svg:y="11.5cm">
            <text:p text:style-name="P5">buckets = {}</text:p>
            <draw:enhanced-geometry svg:viewBox="0 0 21600 21600" draw:type="rectangle" draw:enhanced-path="M 0 0 L 21600 0 21600 21600 0 21600 0 0 Z N"/>
          </draw:custom-shape>
          <draw:frame draw:style-name="gr11" draw:layer="layout" svg:width="1.28cm" svg:height="0.962cm" svg:x="13.6cm" svg:y="11.6cm">
            <draw:text-box>
              <text:list text:style-name="L6">
                <text:list-item>
                  <text:p><text:s/></text:p>
                </text:list-item>
              </text:list>
            </draw:text-box>
          </draw:frame>
        </draw:g>
        <draw:frame draw:style-name="gr11" xml:id="id87" draw:id="id87" draw:layer="layout" svg:width="2.305cm" svg:height="0.962cm" svg:x="20.4cm" svg:y="11.6cm">
          <draw:text-box>
            <text:p>– НЕТ</text:p>
          </draw:text-box>
        </draw:frame>
        <draw:frame draw:style-name="gr37" xml:id="id88" draw:id="id88" draw:layer="layout" svg:width="10.9cm" svg:height="1.673cm" svg:x="14.5cm" svg:y="13.1cm">
          <draw:text-box>
            <text:p>хэш не гарантирует порядок среди ключей, тем более, алфавитный</text:p>
          </draw:text-box>
        </draw:frame>
        <draw:frame draw:style-name="gr38" xml:id="id89" draw:id="id89" draw:layer="layout" svg:width="12cm" svg:height="1.673cm" svg:x="13.7cm" svg:y="14.9cm">
          <draw:text-box>
            <text:list text:style-name="L6">
              <text:list-item>
                <text:p>преобразовывать символы с числа так, чтобы:</text:p>
              </text:list-item>
            </text:list>
          </draw:text-box>
        </draw:frame>
        <draw:g xml:id="id90" draw:id="id90">
          <draw:frame draw:style-name="gr11" draw:layer="layout" svg:width="7.563cm" svg:height="0.962cm" svg:x="17.1cm" svg:y="16.5cm">
            <draw:text-box>
              <text:p>number('a') = number('a')</text:p>
            </draw:text-box>
          </draw:frame>
          <draw:frame draw:style-name="gr11" draw:layer="layout" svg:width="7.563cm" svg:height="0.962cm" svg:x="17.101cm" svg:y="17.5cm">
            <draw:text-box>
              <text:p>number('a') &lt; number('b')</text:p>
            </draw:text-box>
          </draw:frame>
        </draw:g>
        <draw:g xml:id="id91" draw:id="id91">
          <draw:custom-shape draw:style-name="gr24" draw:text-style-name="P5" draw:layer="layout" svg:width="4.2cm" svg:height="1.4cm" svg:x="12.5cm" svg:y="17.2cm">
            <text:p text:style-name="P5">String#ord</text:p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6.78cm" svg:height="0.806cm" svg:x="11.6cm" svg:y="18.6cm">
            <draw:text-box>
              <text:p><text:span text:style-name="T6">см. подробнее в basic_ruby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2</text:p>
          </draw:text-box>
        </draw:frame>
        <draw:frame draw:style-name="gr39" draw:layer="layout" svg:width="23.8cm" svg:height="1.673cm" svg:x="1.8cm" svg:y="1.8cm">
          <draw:text-box>
            <text:list text:style-name="L7">
              <text:list-item>
                <text:p>На шаге 2 убедитесь, что сортировка работает для следующего массива (тесткейс #2):</text:p>
              </text:list-item>
            </text:list>
          </draw:text-box>
        </draw:frame>
        <draw:frame draw:style-name="gr11" draw:layer="layout" svg:width="16.866cm" svg:height="0.962cm" svg:x="4.1cm" svg:y="3.8cm">
          <draw:text-box>
            <text:p><text:span text:style-name="T16">[ </text:span><text:span text:style-name="T17">"apples"</text:span><text:span text:style-name="T16">, </text:span><text:span text:style-name="T18">"apple pie"</text:span><text:span text:style-name="T16">, </text:span><text:span text:style-name="T19">"ramp"</text:span><text:span text:style-name="T16">, </text:span><text:span text:style-name="T20">"lamp"</text:span><text:span text:style-name="T16">, </text:span><text:span text:style-name="T21">"camping"</text:span><text:span text:style-name="T16">, </text:span><text:span text:style-name="T22">"apple"</text:span><text:span text:style-name="T16"> ]</text:span></text:p>
          </draw:text-box>
        </draw:frame>
        <draw:frame draw:style-name="gr11" draw:layer="layout" svg:width="16.866cm" svg:height="0.962cm" svg:x="4.1cm" svg:y="5.8cm">
          <draw:text-box>
            <text:p><text:span text:style-name="T16">[ </text:span><text:span text:style-name="T22">"apple"</text:span><text:span text:style-name="T16">, </text:span><text:span text:style-name="T18">"apple pie"</text:span><text:span text:style-name="T16">, </text:span><text:span text:style-name="T17">"apples"</text:span><text:span text:style-name="T16">, </text:span><text:span text:style-name="T21">"camping"</text:span><text:span text:style-name="T16">, </text:span><text:span text:style-name="T20">"lamp"</text:span><text:span text:style-name="T16">, </text:span><text:span text:style-name="T19">"ramp"</text:span><text:span text:style-name="T16"> ]</text:span></text:p>
          </draw:text-box>
        </draw:frame>
        <draw:frame draw:style-name="gr11" draw:layer="layout" svg:width="7.098cm" svg:height="0.962cm" svg:x="2.6cm" svg:y="4.8cm">
          <draw:text-box>
            <text:p>отсортированный вид:</text:p>
          </draw:text-box>
        </draw:frame>
        <draw:frame draw:style-name="gr40" draw:layer="layout" svg:width="21.5cm" svg:height="1.673cm" svg:x="2.7cm" svg:y="7.4cm">
          <draw:text-box>
            <text:p>Внимание: <text:span text:style-name="T18">"apple pie" </text:span><text:span text:style-name="T23">&lt;</text:span><text:span text:style-name="T16"> </text:span><text:span text:style-name="T17">"apples" </text:span>так как пробел сортируется <text:span text:style-name="T24">перед</text:span> буквенными символами</text:p>
          </draw:text-box>
        </draw:frame>
        <draw:frame draw:style-name="gr11" draw:text-style-name="P13" xml:id="id93" draw:id="id93" draw:layer="layout" svg:width="6.141cm" svg:height="0.878cm" svg:x="1.6cm" svg:y="10.5cm">
          <draw:text-box>
            <text:p><text:span text:style-name="T25">[ 12, 11, 0, 92, 3, 133 ]</text:span></text:p>
          </draw:text-box>
        </draw:frame>
        <draw:frame draw:style-name="gr11" xml:id="id92" draw:id="id92" draw:layer="layout" svg:width="23.606cm" svg:height="0.962cm" svg:x="1.9cm" svg:y="9.4cm">
          <draw:text-box>
            <text:list text:style-name="L6">
              <text:list-item>
                <text:p>Какой <text:span text:style-name="T26">порядок обхода </text:span><text:span text:style-name="T27">разрядов</text:span> и <text:span text:style-name="T26">выравнивание</text:span> д.б. при сортировке строк?</text:p>
              </text:list-item>
            </text:list>
          </draw:text-box>
        </draw:frame>
        <draw:frame draw:style-name="gr7" xml:id="id95" draw:id="id95" draw:layer="layout" svg:width="1cm" svg:height="4.517cm" svg:x="4.4cm" svg:y="12.5cm">
          <draw:text-box>
            <text:p>0</text:p>
            <text:p>3</text:p>
            <text:p>1</text:p>
            <text:p>2</text:p>
            <text:p>2</text:p>
            <text:p>3</text:p>
          </draw:text-box>
        </draw:frame>
        <draw:frame draw:style-name="gr7" xml:id="id96" draw:id="id96" draw:layer="layout" svg:width="1cm" svg:height="4.517cm" svg:x="3.7cm" svg:y="12.501cm">
          <draw:text-box>
            <text:p><text:span text:style-name="T28">0</text:span></text:p>
            <text:p><text:span text:style-name="T28">0</text:span></text:p>
            <text:p>1</text:p>
            <text:p>1</text:p>
            <text:p>9</text:p>
            <text:p>3</text:p>
          </draw:text-box>
        </draw:frame>
        <draw:frame draw:style-name="gr7" xml:id="id97" draw:id="id97" draw:layer="layout" svg:width="1cm" svg:height="4.517cm" svg:x="2.9cm" svg:y="12.502cm">
          <draw:text-box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<text:span text:style-name="T28">0</text:span></text:p>
            <text:p>1</text:p>
          </draw:text-box>
        </draw:frame>
        <draw:g xml:id="id94" draw:id="id94">
          <draw:custom-shape draw:style-name="gr41" draw:text-style-name="P5" draw:layer="layout" svg:width="0.468cm" svg:height="0.401cm" svg:x="4.633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1.4cm" svg:height="0.6cm" svg:x="3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1" xml:id="id98" draw:id="id98" draw:layer="layout" svg:width="10.129cm" svg:height="1.673cm" svg:x="3cm" svg:y="17.1cm">
          <draw:text-box>
            <text:p>обход: справа налево</text:p>
            <text:p>выравнивание: по правому краю</text:p>
          </draw:text-box>
        </draw:frame>
        <draw:frame draw:style-name="gr11" xml:id="id99" draw:id="id99" draw:layer="layout" svg:width="13.283cm" svg:height="0.962cm" svg:x="9.8cm" svg:y="10.5cm">
          <draw:text-box>
            <text:p><text:span text:style-name="T23">[ </text:span><text:span text:style-name="T22">apple </text:span><text:span text:style-name="T18">apple pie </text:span><text:span text:style-name="T17">apples </text:span><text:span text:style-name="T21">camping </text:span><text:span text:style-name="T20">lamp </text:span><text:span text:style-name="T19">ramp</text:span><text:span text:style-name="T23"> ]</text:span></text:p>
          </draw:text-box>
        </draw:frame>
        <draw:g xml:id="id100" draw:id="id100">
          <draw:custom-shape draw:style-name="gr41" draw:text-style-name="P5" draw:layer="layout" svg:width="0.401cm" svg:height="0.401cm" svg:x="14.701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4.601cm" svg:height="0.6cm" svg:x="9.9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01" draw:id="id101" draw:layer="layout" svg:width="1cm" svg:height="4.517cm" svg:x="14.4cm" svg:y="12.502cm">
          <draw:text-box>
            <text:p text:style-name="P5"><text:span text:style-name="T9">e</text:span></text:p>
            <text:p text:style-name="P5"><text:span text:style-name="T9">e</text:span></text:p>
            <text:p text:style-name="P5">s</text:p>
            <text:p text:style-name="P5">g</text:p>
            <text:p text:style-name="P5">p</text:p>
            <text:p text:style-name="P5">p</text:p>
          </draw:text-box>
        </draw:frame>
        <draw:frame draw:style-name="gr7" draw:text-style-name="P5" xml:id="id102" draw:id="id102" draw:layer="layout" svg:width="1cm" svg:height="4.517cm" svg:x="13.8cm" svg:y="12.503cm">
          <draw:text-box>
            <text:p text:style-name="P5"><text:span text:style-name="T9">l</text:span></text:p>
            <text:p text:style-name="P5"><text:span text:style-name="T9">i</text:span></text:p>
            <text:p text:style-name="P5">e</text:p>
            <text:p text:style-name="P5">n</text:p>
            <text:p text:style-name="P5">m</text:p>
            <text:p text:style-name="P5">m</text:p>
          </draw:text-box>
        </draw:frame>
        <draw:frame draw:style-name="gr7" draw:text-style-name="P5" xml:id="id103" draw:id="id103" draw:layer="layout" svg:width="1cm" svg:height="4.517cm" svg:x="13.2cm" svg:y="12.503cm">
          <draw:text-box>
            <text:p text:style-name="P5"><text:span text:style-name="T9">p</text:span></text:p>
            <text:p text:style-name="P5"><text:span text:style-name="T9">p</text:span></text:p>
            <text:p text:style-name="P5">l</text:p>
            <text:p text:style-name="P5">i</text:p>
            <text:p text:style-name="P5">a</text:p>
            <text:p text:style-name="P5">a</text:p>
          </draw:text-box>
        </draw:frame>
        <draw:frame draw:style-name="gr7" draw:text-style-name="P5" xml:id="id104" draw:id="id104" draw:layer="layout" svg:width="1cm" svg:height="4.517cm" svg:x="12.7cm" svg:y="12.504cm">
          <draw:text-box>
            <text:p text:style-name="P5"><text:span text:style-name="T9">p</text:span></text:p>
            <text:p text:style-name="P5"><text:span text:style-name="T9"/></text:p>
            <text:p text:style-name="P5">p</text:p>
            <text:p text:style-name="P5">p</text:p>
            <text:p text:style-name="P5">l</text:p>
            <text:p text:style-name="P5">r</text:p>
          </draw:text-box>
        </draw:frame>
        <draw:frame draw:style-name="gr7" draw:text-style-name="P5" xml:id="id105" draw:id="id105" draw:layer="layout" svg:width="1cm" svg:height="4.517cm" svg:x="12.1cm" svg:y="12.503cm">
          <draw:text-box>
            <text:p text:style-name="P5"><text:span text:style-name="T9">a</text:span></text:p>
            <text:p text:style-name="P5"><text:span text:style-name="T9">e</text:span></text:p>
            <text:p text:style-name="P5">p</text:p>
            <text:p text:style-name="P5">m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6" draw:id="id106" draw:layer="layout" svg:width="1cm" svg:height="4.517cm" svg:x="11.4cm" svg:y="12.504cm">
          <draw:text-box>
            <text:p text:style-name="P5"><text:span text:style-name="T28">''</text:span></text:p>
            <text:p text:style-name="P5"><text:span text:style-name="T9">l</text:span></text:p>
            <text:p text:style-name="P5">a</text:p>
            <text:p text:style-name="P5">a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7" draw:id="id107" draw:layer="layout" svg:width="1cm" svg:height="4.517cm" svg:x="10.8cm" svg:y="12.505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c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8" draw:id="id108" draw:layer="layout" svg:width="1cm" svg:height="4.517cm" svg:x="10.1cm" svg:y="12.506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09" draw:id="id109" draw:layer="layout" svg:width="1cm" svg:height="4.517cm" svg:x="9.5cm" svg:y="12.507cm">
          <draw:text-box>
            <text:p text:style-name="P5"><text:span text:style-name="T28">''</text:span></text:p>
            <text:p text:style-name="P5"><text:span text:style-name="T9">a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g xml:id="id110" draw:id="id110">
          <draw:custom-shape draw:style-name="gr41" draw:text-style-name="P5" draw:layer="layout" svg:width="0.401cm" svg:height="0.401cm" draw:transform="rotate (-3.14159265358979) translate (17.599cm 12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" draw:layer="layout" svg:width="5.201cm" svg:height="0.6cm" draw:transform="rotate (-3.14159265358979) translate (23cm 12.4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5" xml:id="id112" draw:id="id112" draw:layer="layout" svg:width="1cm" svg:height="4.517cm" svg:x="16.9cm" svg:y="12.503cm">
          <draw:text-box>
            <text:p text:style-name="P5"><text:span text:style-name="T9">a</text:span></text:p>
            <text:p text:style-name="P5"><text:span text:style-name="T9">a</text:span></text:p>
            <text:p text:style-name="P5">a</text:p>
            <text:p text:style-name="P5">c</text:p>
            <text:p text:style-name="P5">l</text:p>
            <text:p text:style-name="P5">r</text:p>
          </draw:text-box>
        </draw:frame>
        <draw:frame draw:style-name="gr7" draw:text-style-name="P5" xml:id="id113" draw:id="id113" draw:layer="layout" svg:width="1cm" svg:height="4.517cm" svg:x="17.5cm" svg:y="12.504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a</text:p>
            <text:p text:style-name="P5">a</text:p>
            <text:p text:style-name="P5">a</text:p>
          </draw:text-box>
        </draw:frame>
        <draw:frame draw:style-name="gr7" draw:text-style-name="P5" xml:id="id114" draw:id="id114" draw:layer="layout" svg:width="1cm" svg:height="4.517cm" svg:x="18.2cm" svg:y="12.505cm">
          <draw:text-box>
            <text:p text:style-name="P5"><text:span text:style-name="T9">p</text:span></text:p>
            <text:p text:style-name="P5"><text:span text:style-name="T9">p</text:span></text:p>
            <text:p text:style-name="P5">p</text:p>
            <text:p text:style-name="P5">m</text:p>
            <text:p text:style-name="P5">m</text:p>
            <text:p text:style-name="P5">m</text:p>
          </draw:text-box>
        </draw:frame>
        <draw:frame draw:style-name="gr7" draw:text-style-name="P5" xml:id="id115" draw:id="id115" draw:layer="layout" svg:width="1cm" svg:height="4.517cm" svg:x="18.9cm" svg:y="12.506cm">
          <draw:text-box>
            <text:p text:style-name="P5"><text:span text:style-name="T9">l</text:span></text:p>
            <text:p text:style-name="P5"><text:span text:style-name="T9">l</text:span></text:p>
            <text:p text:style-name="P5">l</text:p>
            <text:p text:style-name="P5">p</text:p>
            <text:p text:style-name="P5">p</text:p>
            <text:p text:style-name="P5">p</text:p>
          </draw:text-box>
        </draw:frame>
        <draw:frame draw:style-name="gr7" draw:text-style-name="P5" xml:id="id116" draw:id="id116" draw:layer="layout" svg:width="1cm" svg:height="4.517cm" svg:x="19.4cm" svg:y="12.507cm">
          <draw:text-box>
            <text:p text:style-name="P5"><text:span text:style-name="T9">e</text:span></text:p>
            <text:p text:style-name="P5"><text:span text:style-name="T9">e</text:span></text:p>
            <text:p text:style-name="P5">e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7" draw:id="id117" draw:layer="layout" svg:width="1cm" svg:height="4.517cm" svg:x="20.1cm" svg:y="12.508cm">
          <draw:text-box>
            <text:p text:style-name="P5"><text:span text:style-name="T28">''</text:span></text:p>
            <text:p text:style-name="P5"><text:span text:style-name="T9"/></text:p>
            <text:p text:style-name="P5"><text:span text:style-name="T9">s</text:span></text:p>
            <text:p text:style-name="P5"><text:span text:style-name="T9">n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8" draw:id="id118" draw:layer="layout" svg:width="1cm" svg:height="4.517cm" svg:x="20.9cm" svg:y="12.509cm">
          <draw:text-box>
            <text:p text:style-name="P5"><text:span text:style-name="T28">''</text:span></text:p>
            <text:p text:style-name="P5"><text:span text:style-name="T9">p</text:span></text:p>
            <text:p text:style-name="P5"><text:span text:style-name="T28">''</text:span></text:p>
            <text:p text:style-name="P5"><text:span text:style-name="T9">g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19" draw:id="id119" draw:layer="layout" svg:width="1cm" svg:height="4.517cm" svg:x="21.7cm" svg:y="12.51cm">
          <draw:text-box>
            <text:p text:style-name="P5"><text:span text:style-name="T28">''</text:span></text:p>
            <text:p text:style-name="P5"><text:span text:style-name="T9">i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7" draw:text-style-name="P5" xml:id="id120" draw:id="id120" draw:layer="layout" svg:width="1cm" svg:height="4.517cm" svg:x="22.4cm" svg:y="12.511cm">
          <draw:text-box>
            <text:p text:style-name="P5"><text:span text:style-name="T28">''</text:span></text:p>
            <text:p text:style-name="P5"><text:span text:style-name="T9">e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  <text:p text:style-name="P5"><text:span text:style-name="T28">''</text:span></text:p>
          </draw:text-box>
        </draw:frame>
        <draw:frame draw:style-name="gr11" xml:id="id111" draw:id="id111" draw:layer="layout" svg:width="9.807cm" svg:height="1.673cm" svg:x="16.601cm" svg:y="16.901cm">
          <draw:text-box>
            <text:p>обход: слева направо</text:p>
            <text:p>выравнивание: по левому краю</text:p>
          </draw:text-box>
        </draw:frame>
        <draw:frame draw:style-name="gr11" draw:text-style-name="P13" xml:id="id121" draw:id="id121" draw:layer="layout" svg:width="11.911cm" svg:height="0.878cm" svg:x="7.3cm" svg:y="18.7cm">
          <draw:text-box>
            <text:p><text:span text:style-name="T25">2 обхода х 2 выравнивания = 4 комбинации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Задание radix_sort_for_strings - 3</text:p>
          </draw:text-box>
        </draw:frame>
        <draw:frame draw:style-name="gr42" draw:layer="layout" svg:width="23.8cm" svg:height="1.673cm" svg:x="1.8cm" svg:y="1.8cm">
          <draw:text-box>
            <text:list text:style-name="L2">
              <text:list-item>
                <text:p>2 порядка обхода х 2 выравнивания = 4 комбинации = 4 варианта реализации метода char_at_pos. И никаких других изменений!</text:p>
              </text:list-item>
            </text:list>
          </draw:text-box>
        </draw:frame>
        <draw:g>
          <draw:g>
            <draw:custom-shape draw:style-name="gr41" draw:text-style-name="P14" draw:layer="layout" svg:width="0.401cm" svg:height="0.401cm" draw:transform="rotate (-3.14159265358979) translate (20.599cm 9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4.601cm" svg:height="0.6cm" draw:transform="rotate (-3.14159265358979) translate (25.4cm 9.695cm)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7" draw:text-style-name="P14" draw:layer="layout" svg:width="1cm" svg:height="4.013cm" svg:x="24.7cm" svg:y="9.797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s</text:span></text:p>
              <text:p text:style-name="P5"><text:span text:style-name="T30">g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7" draw:text-style-name="P14" draw:layer="layout" svg:width="1cm" svg:height="4.013cm" svg:x="24.1cm" svg:y="9.798cm">
            <draw:text-box>
              <text:p text:style-name="P5"><text:span text:style-name="T29">l</text:span></text:p>
              <text:p text:style-name="P5"><text:span text:style-name="T29">i</text:span></text:p>
              <text:p text:style-name="P5"><text:span text:style-name="T30">e</text:span></text:p>
              <text:p text:style-name="P5"><text:span text:style-name="T30">n</text:span></text:p>
              <text:p text:style-name="P5"><text:span text:style-name="T30">m</text:span></text:p>
              <text:p text:style-name="P5"><text:span text:style-name="T30">m</text:span></text:p>
            </draw:text-box>
          </draw:frame>
          <draw:frame draw:style-name="gr7" draw:text-style-name="P14" draw:layer="layout" svg:width="1cm" svg:height="4.013cm" svg:x="23.5cm" svg:y="9.798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l</text:span></text:p>
              <text:p text:style-name="P5"><text:span text:style-name="T30">i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7" draw:text-style-name="P14" draw:layer="layout" svg:width="1cm" svg:height="4.013cm" svg:x="23cm" svg:y="9.799cm">
            <draw:text-box>
              <text:p text:style-name="P5"><text:span text:style-name="T29">p</text:span></text:p>
              <text:p text:style-name="P5"><text:span text:style-name="T29"/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l</text:span></text:p>
              <text:p text:style-name="P5"><text:span text:style-name="T30">r</text:span></text:p>
            </draw:text-box>
          </draw:frame>
          <draw:frame draw:style-name="gr7" draw:text-style-name="P14" draw:layer="layout" svg:width="1cm" svg:height="4.013cm" svg:x="22.4cm" svg:y="9.798cm">
            <draw:text-box>
              <text:p text:style-name="P5"><text:span text:style-name="T29">a</text:span></text:p>
              <text:p text:style-name="P5"><text:span text:style-name="T29">e</text:span></text:p>
              <text:p text:style-name="P5"><text:span text:style-name="T30">p</text:span></text:p>
              <text:p text:style-name="P5"><text:span text:style-name="T30">m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7cm" svg:y="9.799cm">
            <draw:text-box>
              <text:p text:style-name="P5"><text:span text:style-name="T31">''</text:span></text:p>
              <text:p text:style-name="P5"><text:span text:style-name="T29">l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1.1cm" svg:y="9.8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0">c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20.4cm" svg:y="9.801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7" draw:text-style-name="P14" draw:layer="layout" svg:width="1cm" svg:height="4.013cm" svg:x="19.8cm" svg:y="9.802cm">
            <draw:text-box>
              <text:p text:style-name="P5"><text:span text:style-name="T31">''</text:span></text:p>
              <text:p text:style-name="P5"><text:span text:style-name="T29">a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43" draw:text-style-name="P14" draw:layer="layout" svg:width="0.969cm" svg:height="4.013cm" svg:x="19.7cm" svg:y="4.846cm">
          <draw:text-box>
            <text:p text:style-name="P5"><text:span text:style-name="T29">a</text:span></text:p>
            <text:p text:style-name="P5"><text:span text:style-name="T29">a</text:span></text:p>
            <text:p text:style-name="P5"><text:span text:style-name="T30">a</text:span></text:p>
            <text:p text:style-name="P5"><text:span text:style-name="T30">c</text:span></text:p>
            <text:p text:style-name="P5"><text:span text:style-name="T30">l</text:span></text:p>
            <text:p text:style-name="P5"><text:span text:style-name="T30">r</text:span></text:p>
          </draw:text-box>
        </draw:frame>
        <draw:frame draw:style-name="gr43" draw:text-style-name="P14" draw:layer="layout" svg:width="0.969cm" svg:height="4.013cm" svg:x="20.96cm" svg:y="4.848cm">
          <draw:text-box>
            <text:p text:style-name="P5"><text:span text:style-name="T29">p</text:span></text:p>
            <text:p text:style-name="P5"><text:span text:style-name="T29">p</text:span></text:p>
            <text:p text:style-name="P5"><text:span text:style-name="T30">p</text:span></text:p>
            <text:p text:style-name="P5"><text:span text:style-name="T30">m</text:span></text:p>
            <text:p text:style-name="P5"><text:span text:style-name="T30">m</text:span></text:p>
            <text:p text:style-name="P5"><text:span text:style-name="T30">m</text:span></text:p>
          </draw:text-box>
        </draw:frame>
        <draw:g>
          <draw:custom-shape draw:style-name="gr41" draw:text-style-name="P14" draw:layer="layout" svg:width="0.388cm" svg:height="0.388cm" draw:transform="rotate (-3.14159265358979) translate (20.377cm 4.6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5.041cm" svg:height="0.581cm" draw:transform="rotate (-3.14159265358979) translate (25.612cm 4.74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3" draw:text-style-name="P14" draw:layer="layout" svg:width="0.969cm" svg:height="4.013cm" svg:x="20.282cm" svg:y="4.847cm">
            <draw:text-box>
              <text:p text:style-name="P5"><text:span text:style-name="T29">p</text:span></text:p>
              <text:p text:style-name="P5"><text:span text:style-name="T29">p</text:span></text:p>
              <text:p text:style-name="P5"><text:span text:style-name="T30">p</text:span></text:p>
              <text:p text:style-name="P5"><text:span text:style-name="T30">a</text:span></text:p>
              <text:p text:style-name="P5"><text:span text:style-name="T30">a</text:span></text:p>
              <text:p text:style-name="P5"><text:span text:style-name="T30">a</text:span></text:p>
            </draw:text-box>
          </draw:frame>
          <draw:frame draw:style-name="gr44" draw:text-style-name="P14" draw:layer="layout" svg:width="0.97cm" svg:height="4.013cm" svg:x="21.638cm" svg:y="4.849cm">
            <draw:text-box>
              <text:p text:style-name="P5"><text:span text:style-name="T29">l</text:span></text:p>
              <text:p text:style-name="P5"><text:span text:style-name="T29">l</text:span></text:p>
              <text:p text:style-name="P5"><text:span text:style-name="T30">l</text:span></text:p>
              <text:p text:style-name="P5"><text:span text:style-name="T30">p</text:span></text:p>
              <text:p text:style-name="P5"><text:span text:style-name="T30">p</text:span></text:p>
              <text:p text:style-name="P5"><text:span text:style-name="T30">p</text:span></text:p>
            </draw:text-box>
          </draw:frame>
          <draw:frame draw:style-name="gr44" draw:text-style-name="P14" draw:layer="layout" svg:width="0.969cm" svg:height="4.013cm" svg:x="22.123cm" svg:y="4.85cm">
            <draw:text-box>
              <text:p text:style-name="P5"><text:span text:style-name="T29">e</text:span></text:p>
              <text:p text:style-name="P5"><text:span text:style-name="T29">e</text:span></text:p>
              <text:p text:style-name="P5"><text:span text:style-name="T30">e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2.802cm" svg:y="4.851cm">
            <draw:text-box>
              <text:p text:style-name="P5"><text:span text:style-name="T31">''</text:span></text:p>
              <text:p text:style-name="P5"><text:span text:style-name="T29"/></text:p>
              <text:p text:style-name="P5"><text:span text:style-name="T29">s</text:span></text:p>
              <text:p text:style-name="P5"><text:span text:style-name="T29">n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3.577cm" svg:y="4.852cm">
            <draw:text-box>
              <text:p text:style-name="P5"><text:span text:style-name="T31">''</text:span></text:p>
              <text:p text:style-name="P5"><text:span text:style-name="T29">p</text:span></text:p>
              <text:p text:style-name="P5"><text:span text:style-name="T31">''</text:span></text:p>
              <text:p text:style-name="P5"><text:span text:style-name="T29">g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7cm" svg:height="4.013cm" svg:x="24.352cm" svg:y="4.853cm">
            <draw:text-box>
              <text:p text:style-name="P5"><text:span text:style-name="T31">''</text:span></text:p>
              <text:p text:style-name="P5"><text:span text:style-name="T29">i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  <draw:frame draw:style-name="gr44" draw:text-style-name="P14" draw:layer="layout" svg:width="0.969cm" svg:height="4.013cm" svg:x="25.031cm" svg:y="4.854cm">
            <draw:text-box>
              <text:p text:style-name="P5"><text:span text:style-name="T31">''</text:span></text:p>
              <text:p text:style-name="P5"><text:span text:style-name="T29">e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  <text:p text:style-name="P5"><text:span text:style-name="T31">''</text:span></text:p>
            </draw:text-box>
          </draw:frame>
        </draw:g>
        <draw:frame draw:style-name="gr11" draw:layer="layout" svg:width="6.818cm" svg:height="0.962cm" svg:x="3.4cm" svg:y="3.7cm">
          <draw:text-box>
            <text:p>(считая позиции от 1)</text:p>
          </draw:text-box>
        </draw:frame>
        <draw:frame draw:style-name="gr11" draw:layer="layout" svg:width="16.799cm" svg:height="0.962cm" svg:x="2.6cm" svg:y="5.1cm">
          <draw:text-box>
            <text:list text:style-name="L6">
              <text:list-item>
                <text:p>обход слева направо, выравнивание по левому краю</text:p>
              </text:list-item>
            </text:list>
          </draw:text-box>
        </draw:frame>
        <draw:frame draw:style-name="gr45" draw:layer="layout" svg:width="16.808cm" svg:height="2.2cm" svg:x="2.7cm" svg:y="13.6cm">
          <draw:text-box>
            <text:list text:style-name="L6">
              <text:list-item>
                <text:p>обход справа налево, выравнивание по левому краю</text:p>
              </text:list-item>
            </text:list>
          </draw:text-box>
        </draw:frame>
        <draw:frame draw:style-name="gr46" draw:layer="layout" svg:width="17.129cm" svg:height="0.962cm" svg:x="2.6cm" svg:y="9.2cm">
          <draw:text-box>
            <text:list text:style-name="L6">
              <text:list-item>
                <text:p>обход слева направо, выравнивание по правому краю</text:p>
              </text:list-item>
            </text:list>
          </draw:text-box>
        </draw:frame>
        <draw:frame draw:style-name="gr11" draw:layer="layout" svg:width="17.121cm" svg:height="0.962cm" svg:x="2.8cm" svg:y="17.6cm">
          <draw:text-box>
            <text:list text:style-name="L6">
              <text:list-item>
                <text:p>обход справа налево, выравнивание по правому краю</text:p>
              </text:list-item>
            </text:list>
          </draw:text-box>
        </draw:frame>
        <draw:custom-shape draw:style-name="gr6" draw:text-style-name="P10" draw:layer="layout" svg:width="8.2cm" svg:height="2.538cm" svg:x="4.3cm" svg:y="6.062cm">
          <text:p text:style-name="P10">char_at_pos('apple', 1)</text:p>
          <text:p text:style-name="P10">char_at_pos('camping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6.1cm">
          <draw:text-box>
            <text:p>#=&gt; a</text:p>
            <text:p>#=&gt; c</text:p>
            <text:p>#=&gt; ''</text:p>
          </draw:text-box>
        </draw:frame>
        <draw:custom-shape draw:style-name="gr6" draw:text-style-name="P10" draw:layer="layout" svg:width="8.2cm" svg:height="2.538cm" svg:x="4.3cm" svg:y="10.4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0.5cm">
          <draw:text-box>
            <text:p>#=&gt; ''</text:p>
            <text:p>#=&gt; a</text:p>
            <text:p>#=&gt; p</text:p>
          </draw:text-box>
        </draw:frame>
        <draw:g>
          <draw:g>
            <draw:custom-shape draw:style-name="gr41" draw:text-style-name="P14" draw:layer="layout" svg:width="0.388cm" svg:height="0.388cm" svg:x="24.923cm" svg:y="13.8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14" draw:layer="layout" svg:width="5.041cm" svg:height="0.581cm" svg:x="19.688cm" svg:y="13.77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43" draw:text-style-name="P14" draw:layer="layout" svg:width="0.969cm" svg:height="4.013cm" svg:x="19.5cm" svg:y="14.446cm">
              <draw:text-box>
                <text:p text:style-name="P5"><text:span text:style-name="T29">a</text:span></text:p>
                <text:p text:style-name="P5"><text:span text:style-name="T29">a</text:span></text:p>
                <text:p text:style-name="P5"><text:span text:style-name="T30">a</text:span></text:p>
                <text:p text:style-name="P5"><text:span text:style-name="T30">c</text:span></text:p>
                <text:p text:style-name="P5"><text:span text:style-name="T30">l</text:span></text:p>
                <text:p text:style-name="P5"><text:span text:style-name="T30">r</text:span></text:p>
              </draw:text-box>
            </draw:frame>
            <draw:frame draw:style-name="gr44" draw:text-style-name="P14" draw:layer="layout" svg:width="0.97cm" svg:height="4.013cm" svg:x="21.438cm" svg:y="14.449cm">
              <draw:text-box>
                <text:p text:style-name="P5"><text:span text:style-name="T29">l</text:span></text:p>
                <text:p text:style-name="P5"><text:span text:style-name="T29">l</text:span></text:p>
                <text:p text:style-name="P5"><text:span text:style-name="T30">l</text:span></text:p>
                <text:p text:style-name="P5"><text:span text:style-name="T30">p</text:span></text:p>
                <text:p text:style-name="P5"><text:span text:style-name="T30">p</text:span></text:p>
                <text:p text:style-name="P5"><text:span text:style-name="T30">p</text:span></text:p>
              </draw:text-box>
            </draw:frame>
            <draw:frame draw:style-name="gr43" draw:text-style-name="P14" draw:layer="layout" svg:width="0.969cm" svg:height="4.013cm" svg:x="20.082cm" svg:y="14.447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a</text:span></text:p>
                <text:p text:style-name="P5"><text:span text:style-name="T30">a</text:span></text:p>
                <text:p text:style-name="P5"><text:span text:style-name="T30">a</text:span></text:p>
              </draw:text-box>
            </draw:frame>
            <draw:frame draw:style-name="gr43" draw:text-style-name="P14" draw:layer="layout" svg:width="0.969cm" svg:height="4.013cm" svg:x="20.76cm" svg:y="14.448cm">
              <draw:text-box>
                <text:p text:style-name="P5"><text:span text:style-name="T29">p</text:span></text:p>
                <text:p text:style-name="P5"><text:span text:style-name="T29">p</text:span></text:p>
                <text:p text:style-name="P5"><text:span text:style-name="T30">p</text:span></text:p>
                <text:p text:style-name="P5"><text:span text:style-name="T30">m</text:span></text:p>
                <text:p text:style-name="P5"><text:span text:style-name="T30">m</text:span></text:p>
                <text:p text:style-name="P5"><text:span text:style-name="T30">m</text:span></text:p>
              </draw:text-box>
            </draw:frame>
            <draw:frame draw:style-name="gr44" draw:text-style-name="P14" draw:layer="layout" svg:width="0.969cm" svg:height="4.013cm" svg:x="21.923cm" svg:y="14.45cm">
              <draw:text-box>
                <text:p text:style-name="P5"><text:span text:style-name="T29">e</text:span></text:p>
                <text:p text:style-name="P5"><text:span text:style-name="T29">e</text:span></text:p>
                <text:p text:style-name="P5"><text:span text:style-name="T30">e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2.602cm" svg:y="14.451cm">
              <draw:text-box>
                <text:p text:style-name="P5"><text:span text:style-name="T31">''</text:span></text:p>
                <text:p text:style-name="P5"><text:span text:style-name="T29"/></text:p>
                <text:p text:style-name="P5"><text:span text:style-name="T29">s</text:span></text:p>
                <text:p text:style-name="P5"><text:span text:style-name="T29">n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3.377cm" svg:y="14.452cm">
              <draw:text-box>
                <text:p text:style-name="P5"><text:span text:style-name="T31">''</text:span></text:p>
                <text:p text:style-name="P5"><text:span text:style-name="T29">p</text:span></text:p>
                <text:p text:style-name="P5"><text:span text:style-name="T31">''</text:span></text:p>
                <text:p text:style-name="P5"><text:span text:style-name="T29">g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7cm" svg:height="4.013cm" svg:x="24.152cm" svg:y="14.453cm">
              <draw:text-box>
                <text:p text:style-name="P5"><text:span text:style-name="T31">''</text:span></text:p>
                <text:p text:style-name="P5"><text:span text:style-name="T29">i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  <draw:frame draw:style-name="gr44" draw:text-style-name="P14" draw:layer="layout" svg:width="0.969cm" svg:height="4.013cm" svg:x="24.631cm" svg:y="14.454cm">
              <draw:text-box>
                <text:p text:style-name="P5"><text:span text:style-name="T31">''</text:span></text:p>
                <text:p text:style-name="P5"><text:span text:style-name="T29">e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  <text:p text:style-name="P5"><text:span text:style-name="T31">''</text:span></text:p>
              </draw:text-box>
            </draw:frame>
          </draw:g>
        </draw:g>
        <draw:custom-shape draw:style-name="gr6" draw:text-style-name="P10" draw:layer="layout" svg:width="8.2cm" svg:height="2.538cm" svg:x="4.3cm" svg:y="14.762cm">
          <text:p text:style-name="P10">char_at_pos('apple', 1)</text:p>
          <text:p text:style-name="P10">char_at_pos('apple pie', 1)</text:p>
          <text:p text:style-name="P10">char_at_pos('apple', 6)</text:p>
          <draw:enhanced-geometry svg:viewBox="0 0 21600 21600" draw:type="rectangle" draw:enhanced-path="M 0 0 L 21600 0 21600 21600 0 21600 0 0 Z N"/>
        </draw:custom-shape>
        <draw:frame draw:style-name="gr11" draw:layer="layout" svg:width="2.128cm" svg:height="2.384cm" svg:x="13cm" svg:y="14.8cm">
          <draw:text-box>
            <text:p>#=&gt; ''</text:p>
            <text:p>#=&gt; e</text:p>
            <text:p>#=&gt; l</text:p>
          </draw:text-box>
        </draw:frame>
        <draw:frame draw:style-name="gr11" draw:text-style-name="P13" draw:layer="layout" svg:width="10.984cm" svg:height="0.878cm" svg:x="4.1cm" svg:y="18.5cm">
          <draw:text-box>
            <text:p><text:span text:style-name="T25">см. реализацию digit_at_pos в radix_s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Доп. задания</text:p>
          </draw:text-box>
        </draw:frame>
        <draw:frame draw:style-name="gr47" draw:layer="layout" svg:width="23.8cm" svg:height="5.527cm" svg:x="1.8cm" svg:y="10.2cm">
          <draw:text-box>
            <text:list text:style-name="L2">
              <text:list-item>
                <text:p>Исследуйте, какой будет результат сортировки, если в сортируемом наборе есть слова в прописном, так и в строчном регистре.</text:p>
              </text:list-item>
            </text:list>
          </draw:text-box>
        </draw:frame>
        <draw:frame draw:style-name="gr11" draw:layer="layout" svg:width="17.464cm" svg:height="0.962cm" svg:x="2.5cm" svg:y="12.3cm">
          <draw:text-box>
            <text:list text:style-name="L7">
              <text:list-item>
                <text:p>Согласно какой локали были отсортированы символы?</text:p>
              </text:list-item>
            </text:list>
          </draw:text-box>
        </draw:frame>
        <draw:frame draw:style-name="gr11" draw:text-style-name="P15" xml:id="id122" draw:id="id122" draw:layer="layout" svg:width="8.49cm" svg:height="0.962cm" svg:x="3.6cm" svg:y="13.9cm">
          <draw:text-box>
            <text:p><text:span text:style-name="T9">Как в локали C, потому что</text:span></text:p>
          </draw:text-box>
        </draw:frame>
        <draw:frame draw:style-name="gr7" draw:text-style-name="P15" xml:id="id123" draw:id="id123" draw:layer="layout" svg:width="2.5cm" svg:height="1.673cm" svg:x="12.9cm" svg:y="13.6cm">
          <draw:text-box>
            <text:p><text:span text:style-name="T9">'A'.ord</text:span></text:p>
            <text:p><text:span text:style-name="T9">'a'.ord</text:span></text:p>
          </draw:text-box>
        </draw:frame>
        <draw:frame draw:style-name="gr11" xml:id="id124" draw:id="id124" draw:layer="layout" svg:width="2.479cm" svg:height="1.673cm" svg:x="15.6cm" svg:y="13.5cm">
          <draw:text-box>
            <text:p><text:span text:style-name="T8">#=&gt; 65</text:span></text:p>
            <text:p><text:span text:style-name="T8">#=&gt; 97</text:span></text:p>
          </draw:text-box>
        </draw:frame>
        <draw:frame draw:style-name="gr48" draw:layer="layout" svg:width="23cm" svg:height="1.673cm" svg:x="1.8cm" svg:y="5.1cm">
          <draw:text-box>
            <text:list text:style-name="L2">
              <text:list-item>
                <text:p>Изучите еще одну реализацию radix_sort_for_strings_2, в которой используется метод Integer#downto, чтобы сделать обход справа налево.</text:p>
              </text:list-item>
            </text:list>
          </draw:text-box>
        </draw:frame>
        <draw:frame draw:style-name="gr49" draw:layer="layout" svg:width="23cm" svg:height="0.962cm" svg:x="1.8cm" svg:y="2.201cm">
          <draw:text-box>
            <text:list text:style-name="L2">
              <text:list-item>
                <text:p>Изучите реализацию в скрипте lesson.21/radix_sort/radix_sort_for_strings</text:p>
              </text:list-item>
            </text:list>
          </draw:text-box>
        </draw:frame>
        <draw:frame draw:style-name="gr11" draw:layer="layout" svg:width="21.161cm" svg:height="0.962cm" svg:x="3.4cm" svg:y="3.3cm">
          <draw:text-box>
            <text:p>см. radix_sort_for_strings_clean – то же самое, но все лишнее удалено</text:p>
          </draw:text-box>
        </draw:frame>
        <draw:frame draw:style-name="gr11" draw:layer="layout" svg:width="14.904cm" svg:height="0.962cm" svg:x="3.5cm" svg:y="7.5cm">
          <draw:text-box>
            <text:p>Также изменена реализация метода char_at_p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кучей</text:p>
          </draw:text-box>
        </draw:frame>
        <draw:frame draw:style-name="gr50" draw:layer="layout" svg:width="1.941cm" svg:height="0.962cm" svg:x="2.2cm" svg:y="3.2cm">
          <draw:text-box>
            <text:p>He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</text:p>
          </draw:text-box>
        </draw:frame>
        <draw:frame draw:style-name="gr51" draw:text-style-name="P16" draw:layer="layout" svg:width="14.462cm" svg:height="0.962cm" svg:x="1.9cm" svg:y="1.9cm">
          <draw:text-box>
            <text:list text:style-name="L8">
              <text:list-item>
                <text:p text:style-name="P16">Реализует стратегию «разделяй и властвуй».</text:p>
              </text:list-item>
            </text:list>
          </draw:text-box>
        </draw:frame>
        <draw:frame draw:style-name="gr52" draw:text-style-name="P16" draw:layer="layout" svg:width="7.431cm" svg:height="0.962cm" svg:x="2.7cm" svg:y="3.1cm">
          <draw:text-box>
            <text:list text:style-name="L8">
              <text:list-item>
                <text:p text:style-name="P16">Использует рекурсию</text:p>
              </text:list-item>
            </text:list>
          </draw:text-box>
        </draw:frame>
        <draw:frame draw:style-name="gr53" draw:text-style-name="P16" draw:layer="layout" svg:width="15.728cm" svg:height="0.962cm" svg:x="1.901cm" svg:y="5.1cm">
          <draw:text-box>
            <text:list text:style-name="L8">
              <text:list-item>
                <text:p text:style-name="P16">Шаг 1. Разделить массив на минимальные части.</text:p>
              </text:list-item>
            </text:list>
          </draw:text-box>
        </draw:frame>
        <draw:frame draw:style-name="gr54" draw:text-style-name="P16" draw:layer="layout" svg:width="23.199cm" svg:height="1.673cm" svg:x="1.901cm" svg:y="6.9cm">
          <draw:text-box>
            <text:list text:style-name="L8">
              <text:list-item>
                <text:p text:style-name="P16">Шаг 2. Сливать соседние фрагменты, выстраивая элементы в отсортированном порядк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1</text:p>
          </draw:text-box>
        </draw:frame>
        <draw:frame draw:style-name="gr55" draw:layer="layout" svg:width="7.431cm" svg:height="0.962cm" svg:x="2.7cm" svg:y="3.1cm">
          <draw:text-box>
            <text:list text:style-name="L8">
              <text:list-item>
                <text:p>Использует рекурсию</text:p>
              </text:list-item>
            </text:list>
          </draw:text-box>
        </draw:frame>
        <draw:g>
          <draw:custom-shape draw:style-name="gr6" draw:text-style-name="P5" draw:layer="layout" svg:width="1.2cm" svg:height="0.8cm" svg:x="7.6cm" svg:y="4.8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4.8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4.8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4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4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4.8cm">
            <text:p text:style-name="P5">-3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16.088cm" svg:height="0.962cm" svg:x="1.872cm" svg:y="2cm">
          <draw:text-box>
            <text:list text:style-name="L9">
              <text:list-item>
                <text:p>Шаг 1. Разделить массив на <text:span text:style-name="T24">минимальные</text:span> части.</text:p>
              </text:list-item>
            </text:list>
          </draw:text-box>
        </draw:frame>
        <draw:g xml:id="id129" draw:id="id129">
          <draw:custom-shape draw:style-name="gr6" draw:text-style-name="P5" draw:layer="layout" svg:width="1.2cm" svg:height="0.8cm" svg:x="6.7cm" svg:y="7.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7.3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7.3cm">
            <text:p text:style-name="P5">13</text:p>
            <draw:enhanced-geometry svg:viewBox="0 0 21600 21600" draw:type="rectangle" draw:enhanced-path="M 0 0 L 21600 0 21600 21600 0 21600 0 0 Z N"/>
          </draw:custom-shape>
        </draw:g>
        <draw:g xml:id="id130" draw:id="id130">
          <draw:custom-shape draw:style-name="gr6" draw:text-style-name="P5" draw:layer="layout" svg:width="1.2cm" svg:height="0.8cm" svg:x="13.6cm" svg:y="7.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7.3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7.3cm">
            <text:p text:style-name="P5">-3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5" xml:id="id125" draw:id="id125" draw:layer="layout" svg:width="4.6cm" svg:height="2cm" svg:x="20.9cm" svg:y="4.9cm">
          <text:p text:style-name="P5">примерно</text:p>
          <text:p>по середние</text:p>
          <draw:enhanced-geometry svg:viewBox="0 0 21600 21600" draw:text-areas="800 800 20800 20800" draw:mirror-vertical="false" draw:mirror-horizontal="true" draw:type="round-rectangular-callout" draw:modifiers="2732.27559226255 28497.7511244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xml:id="id126" draw:id="id126" draw:layer="layout" svg:width="0.152cm" svg:height="1.524cm" svg:x="12.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7" draw:id="id137">
          <draw:custom-shape draw:style-name="gr6" draw:text-style-name="P5" draw:layer="layout" svg:width="1.2cm" svg:height="0.8cm" svg:x="5cm" svg:y="9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9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9.7cm">
            <text:p text:style-name="P5">13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1" draw:id="id131" draw:layer="layout" svg:width="0.152cm" svg:height="1.524cm" svg:x="9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32" draw:id="id132" draw:layer="layout" svg:width="0.152cm" svg:height="1.524cm" svg:x="16.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6" draw:text-style-name="P5" draw:layer="layout" svg:width="1.2cm" svg:height="0.8cm" svg:x="13.6cm" svg:y="9.8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9.8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8.1cm" svg:y="9.8cm">
            <text:p text:style-name="P5">-3</text:p>
            <draw:enhanced-geometry svg:viewBox="0 0 21600 21600" draw:type="rectangle" draw:enhanced-path="M 0 0 L 21600 0 21600 21600 0 21600 0 0 Z N"/>
          </draw:custom-shape>
        </draw:g>
        <draw:g xml:id="id143" draw:id="id143">
          <draw:custom-shape draw:style-name="gr6" draw:text-style-name="P5" draw:layer="layout" svg:width="1.2cm" svg:height="0.8cm" svg:x="4cm" svg:y="12.1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2.1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57" draw:text-style-name="P5" xml:id="id139" draw:id="id139" draw:layer="layout" svg:width="0.152cm" svg:height="1.524cm" svg:x="6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xml:id="id140" draw:id="id140" draw:layer="layout" svg:width="0.152cm" svg:height="1.524cm" svg:x="14.9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6" draw:id="id146">
          <draw:custom-shape draw:style-name="gr6" draw:text-style-name="P5" draw:layer="layout" svg:width="1.2cm" svg:height="0.8cm" svg:x="13.1cm" svg:y="12.1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2.1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5" xml:id="id128" draw:id="id128" draw:layer="layout" svg:width="0.6cm" svg:height="1cm" draw:transform="rotate (0.785398163397448) translate (14.8cm 6.2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6" draw:id="id136" draw:layer="layout" svg:width="0.6cm" svg:height="1cm" draw:transform="rotate (0.785398163397448) translate (17.501cm 8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5" draw:id="id145" draw:layer="layout" svg:width="0.6cm" svg:height="1cm" draw:transform="rotate (0.785398163397448) translate (15.302cm 11.1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2" draw:id="id142" draw:layer="layout" svg:width="0.6cm" svg:height="1cm" draw:transform="rotate (0.785398163397448) translate (7.003cm 11.1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4" draw:id="id134" draw:layer="layout" svg:width="0.6cm" svg:height="1cm" svg:x="10.472cm" svg:y="8.4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1" draw:id="id141" draw:layer="layout" svg:width="0.6cm" svg:height="1cm" draw:transform="rotate (-0.610865238198016) translate (5.3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44" draw:id="id144" draw:layer="layout" svg:width="0.6cm" svg:height="1cm" draw:transform="rotate (-0.610865238198016) translate (14.109cm 10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5" draw:id="id135" draw:layer="layout" svg:width="0.6cm" svg:height="1cm" draw:transform="rotate (-0.610865238198016) translate (14.709cm 8.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27" draw:id="id127" draw:layer="layout" svg:width="0.6cm" svg:height="1cm" draw:transform="rotate (-0.610865238198016) translate (9.574cm 5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" xml:id="id133" draw:id="id133" draw:layer="layout" svg:width="0.6cm" svg:height="1cm" draw:transform="rotate (-0.610865238198016) translate (7.575cm 8.3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21.248cm" svg:height="0.962cm" svg:x="1.912cm" svg:y="14.338cm">
          <draw:text-box>
            <text:list text:style-name="L9">
              <text:list-item>
                <text:p xml:id="id147" text:id="id147">Base case — пустой массив или массив с единственным элементом</text:p>
              </text:list-item>
            </text:list>
          </draw:text-box>
        </draw:frame>
        <draw:frame draw:style-name="gr59" draw:layer="layout" svg:width="13.286cm" svg:height="0.962cm" svg:x="3.769cm" svg:y="15.6cm">
          <draw:text-box>
            <text:list text:style-name="L10">
              <text:list-item>
                <text:p xml:id="id148" text:id="id148">такой массив является отсортированным</text:p>
              </text:list-item>
            </text:list>
          </draw:text-box>
        </draw:frame>
        <draw:custom-shape draw:style-name="gr60" draw:text-style-name="P5" xml:id="id149" draw:id="id149" draw:layer="layout" svg:width="0.2cm" svg:height="1.2cm" svg:x="3.6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1" draw:id="id151" draw:layer="layout" svg:width="0.2cm" svg:height="1.2cm" svg:x="7.1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3" draw:id="id153" draw:layer="layout" svg:width="0.2cm" svg:height="1.2cm" svg:x="9.7cm" svg:y="9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5" draw:id="id155" draw:layer="layout" svg:width="0.2cm" svg:height="1.2cm" svg:x="12.7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7" draw:id="id157" draw:layer="layout" svg:width="0.2cm" svg:height="1.2cm" svg:x="15.3cm" svg:y="11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9" draw:id="id159" draw:layer="layout" svg:width="0.2cm" svg:height="1.2cm" svg:x="17.7cm" svg:y="9.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60" draw:id="id160" draw:layer="layout" svg:width="0.2cm" svg:height="1.2cm" svg:x="19.5cm" svg:y="9.6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8" draw:id="id158" draw:layer="layout" svg:width="0.2cm" svg:height="1.2cm" svg:x="17.1cm" svg:y="11.9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6" draw:id="id156" draw:layer="layout" svg:width="0.2cm" svg:height="1.2cm" svg:x="14.5cm" svg:y="11.9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2" draw:id="id152" draw:layer="layout" svg:width="0.2cm" svg:height="1.2cm" svg:x="8.9cm" svg:y="11.9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0" draw:id="id150" draw:layer="layout" svg:width="0.2cm" svg:height="1.2cm" svg:x="5.4cm" svg:y="11.9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5" xml:id="id154" draw:id="id154" draw:layer="layout" svg:width="0.2cm" svg:height="1.2cm" svg:x="11.6cm" svg:y="9.5cm">
          <text:p/>
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Шаг 2</text:p>
          </draw:text-box>
        </draw:frame>
        <draw:frame draw:style-name="gr61" draw:layer="layout" svg:width="11.156cm" svg:height="0.962cm" svg:x="3cm" svg:y="3.838cm">
          <draw:text-box>
            <text:list text:style-name="L8">
              <text:list-item>
                <text:p>делается на возврате из рекурсии</text:p>
              </text:list-item>
            </text:list>
          </draw:text-box>
        </draw:frame>
        <draw:g xml:id="id175" draw:id="id175">
          <draw:custom-shape draw:style-name="gr6" draw:text-style-name="P5" draw:layer="layout" svg:width="1.2cm" svg:height="0.8cm" svg:x="7.6cm" svg:y="5.7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.3cm" svg:y="5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1cm" svg:y="5.7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7cm" svg:y="5.7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4cm" svg:y="5.7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6.2cm" svg:y="5.7cm">
            <text:p text:style-name="P5">68</text:p>
            <draw:enhanced-geometry svg:viewBox="0 0 21600 21600" draw:type="rectangle" draw:enhanced-path="M 0 0 L 21600 0 21600 21600 0 21600 0 0 Z N"/>
          </draw:custom-shape>
        </draw:g>
        <draw:frame draw:style-name="gr62" draw:text-style-name="P16" draw:layer="layout" svg:width="23.528cm" svg:height="1.673cm" svg:x="1.872cm" svg:y="2cm">
          <draw:text-box>
            <text:list text:style-name="L9">
              <text:list-item>
                <text:p text:style-name="P16">Шаг 2. Сливать соседние фрагменты, выстраивая элементы в отсортированном порядке.</text:p>
              </text:list-item>
            </text:list>
          </draw:text-box>
        </draw:frame>
        <draw:g xml:id="id166" draw:id="id166">
          <draw:custom-shape draw:style-name="gr6" draw:text-style-name="P5" draw:layer="layout" svg:width="1.2cm" svg:height="0.8cm" svg:x="6.7cm" svg:y="8.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8.4cm" svg:y="8.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1cm" svg:y="8.2cm">
            <text:p text:style-name="P5">31</text:p>
            <draw:enhanced-geometry svg:viewBox="0 0 21600 21600" draw:type="rectangle" draw:enhanced-path="M 0 0 L 21600 0 21600 21600 0 21600 0 0 Z N"/>
          </draw:custom-shape>
        </draw:g>
        <draw:g xml:id="id172" draw:id="id172">
          <draw:custom-shape draw:style-name="gr6" draw:text-style-name="P5" draw:layer="layout" svg:width="1.2cm" svg:height="0.8cm" svg:x="13.6cm" svg:y="8.2cm">
            <text:p text:style-name="P5">-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8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7.1cm" svg:y="8.2cm">
            <text:p text:style-name="P5">68</text:p>
            <draw:enhanced-geometry svg:viewBox="0 0 21600 21600" draw:type="rectangle" draw:enhanced-path="M 0 0 L 21600 0 21600 21600 0 21600 0 0 Z N"/>
          </draw:custom-shape>
        </draw:g>
        <draw:g xml:id="id163" draw:id="id163">
          <draw:custom-shape draw:style-name="gr6" draw:text-style-name="P5" draw:layer="layout" svg:width="1.2cm" svg:height="0.8cm" svg:x="5cm" svg:y="10.6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6.7cm" svg:y="10.6cm">
            <text:p text:style-name="P5">31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0.1cm" svg:y="10.6cm">
          <text:p text:style-name="P5">13</text:p>
          <draw:enhanced-geometry svg:viewBox="0 0 21600 21600" draw:type="rectangle" draw:enhanced-path="M 0 0 L 21600 0 21600 21600 0 21600 0 0 Z N"/>
        </draw:custom-shape>
        <draw:g xml:id="id169" draw:id="id169">
          <draw:custom-shape draw:style-name="gr6" draw:text-style-name="P5" draw:layer="layout" svg:width="1.2cm" svg:height="0.8cm" svg:x="13.6cm" svg:y="10.7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2cm" svg:y="10.7cm">
            <text:p text:style-name="P5">68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2cm" svg:height="0.8cm" svg:x="18.1cm" svg:y="10.7cm">
          <text:p text:style-name="P5">-3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2cm" svg:height="0.8cm" svg:x="4cm" svg:y="13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7.5cm" svg:y="13cm">
            <text:p text:style-name="P5">3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2cm" svg:height="0.8cm" svg:x="13.1cm" svg:y="13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7cm" svg:y="13cm">
            <text:p text:style-name="P5">2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5" xml:id="id174" draw:id="id174" draw:layer="Layout" svg:width="0.6cm" svg:height="1cm" draw:transform="rotate (-2.35619449019235) translate (15.934cm 7.4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71" draw:id="id171" draw:layer="Layout" svg:width="0.6cm" svg:height="1cm" draw:transform="rotate (-2.35619449019235) translate (18.617cm 10.06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68" draw:id="id168" draw:layer="Layout" svg:width="0.6cm" svg:height="1cm" draw:transform="rotate (-2.35619449019235) translate (16.448cm 12.3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62" draw:id="id162" draw:layer="Layout" svg:width="0.6cm" svg:height="1cm" draw:transform="rotate (-2.35619449019235) translate (8.135cm 12.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65" draw:id="id165" draw:layer="Layout" svg:width="0.6cm" svg:height="1cm" draw:transform="rotate (-2.35619449019235) translate (10.429cm 9.967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61" draw:id="id161" draw:layer="Layout" svg:width="0.6cm" svg:height="1cm" draw:transform="rotate (2.53072741539178) translate (5.207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67" draw:id="id167" draw:layer="Layout" svg:width="0.6cm" svg:height="1cm" draw:transform="rotate (2.53072741539178) translate (14.035cm 12.8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70" draw:id="id170" draw:layer="Layout" svg:width="0.6cm" svg:height="1cm" draw:transform="rotate (2.53072741539178) translate (15.203cm 10.4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73" draw:id="id173" draw:layer="Layout" svg:width="0.6cm" svg:height="1cm" draw:transform="rotate (2.53072741539178) translate (9.476cm 7.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5" xml:id="id164" draw:id="id164" draw:layer="Layout" svg:width="0.6cm" svg:height="1cm" draw:transform="rotate (2.53072741539178) translate (7.513cm 10.3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paper" presentation:presentation-page-layout-name="AL2T0">
        <office:forms form:automatic-focus="false" form:apply-design-mode="false"/>
        <draw:frame presentation:style-name="pr3" draw:layer="layout" svg:width="27.6cm" svg:height="1.72cm" svg:x="0.2cm" svg:y="-0.101cm" presentation:class="title" presentation:user-transformed="true">
          <draw:text-box>
            <text:p>Сортировка слиянием. Слияние</text:p>
          </draw:text-box>
        </draw:frame>
        <draw:frame draw:style-name="gr64" draw:layer="layout" svg:width="2.931cm" svg:height="0.962cm" svg:x="1.9cm" svg:y="1.9cm">
          <draw:text-box>
            <text:list text:style-name="L8">
              <text:list-item>
                <text:p>TODO</text:p>
              </text:list-item>
            </text:list>
          </draw:text-box>
        </draw:frame>
        <draw:frame draw:style-name="gr65" draw:layer="layout" svg:width="12.748cm" svg:height="0.962cm" svg:x="1.901cm" svg:y="4cm">
          <draw:text-box>
            <text:list text:style-name="L8">
              <text:list-item>
                <text:p>Используется вспомогательный массив</text:p>
              </text:list-item>
            </text:list>
          </draw:text-box>
        </draw:frame>
        <draw:frame draw:style-name="gr66" draw:layer="layout" svg:width="23.199cm" svg:height="1.673cm" svg:x="1.901cm" svg:y="5.8cm">
          <draw:text-box>
            <text:list text:style-name="L8">
              <text:list-item>
                <text:p>Шаг 2. Сливать соседние фрагменты, выстраивая элементы в отсортированном порядке</text:p>
              </text:list-item>
            </text:list>
          </draw:text-box>
        </draw:frame>
        <draw:g>
          <draw:custom-shape draw:style-name="gr6" draw:text-style-name="P5" draw:layer="layout" svg:width="1.2cm" svg:height="0.8cm" svg:x="7.3cm" svg:y="9.2cm">
            <text:p text:style-name="P5">25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9cm" svg:y="9.2cm">
            <text:p text:style-name="P5">3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0.7cm" svg:y="9.2cm">
            <text:p text:style-name="P5">13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2.4cm" svg:y="9.2cm">
            <text:p text:style-name="P5">68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4.1cm" svg:y="9.2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2cm" svg:height="0.8cm" svg:x="15.9cm" svg:y="9.2cm">
            <text:p text:style-name="P5">-3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4.854cm" svg:height="0.962cm" svg:x="2.2cm" svg:y="7.9cm">
          <draw:text-box>
            <text:p>Шаг 1. Пример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931F8343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397cm" fo:margin-right="0cm" fo:margin-top="0cm" fo:margin-bottom="0.4cm" fo:text-indent="0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7cm" fo:margin-right="0cm" fo:margin-top="0cm" fo:margin-bottom="0.3cm" fo:text-indent="0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95cm" fo:margin-right="0cm" fo:margin-top="0cm" fo:margin-bottom="0.1cm" fo:text-indent="0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95cm" fo:margin-right="0cm" fo:margin-top="0cm" fo:margin-bottom="0.1cm" fo:text-indent="0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99cm" fo:margin-right="0cm" fo:margin-top="0cm" fo:margin-bottom="0.1cm" fo:text-indent="0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i Krot</meta:initial-creator>
    <meta:creation-date>2014-01-02T15:55:32</meta:creation-date>
    <dc:date>2014-05-16T11:21:53.569847448</dc:date>
    <meta:editing-duration>PT17H34M8S</meta:editing-duration>
    <meta:editing-cycles>36</meta:editing-cycles>
    <meta:generator>LibreOffice/4.1.6.2$Linux_X86_64 LibreOffice_project/410m0$Build-2</meta:generator>
    <dc:creator>Nikolai Krot</dc:creator>
    <meta:document-statistic meta:object-count="607"/>
  </office:meta>
</office:document-meta>
</file>